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3.1854in"/>
    </style:style>
    <style:style style:name="co19" style:family="table-column">
      <style:table-column-properties fo:break-before="auto" style:column-width="2.0374in"/>
    </style:style>
    <style:style style:name="co20" style:family="table-column">
      <style:table-column-properties fo:break-before="auto" style:column-width="2.9in"/>
    </style:style>
    <style:style style:name="co21" style:family="table-column">
      <style:table-column-properties fo:break-before="auto" style:column-width="0.55in"/>
    </style:style>
    <style:style style:name="co22" style:family="table-column">
      <style:table-column-properties fo:break-before="auto" style:column-width="1.5181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0.6547in"/>
    </style:style>
    <style:style style:name="co25" style:family="table-column">
      <style:table-column-properties fo:break-before="auto" style:column-width="0.9201in"/>
    </style:style>
    <style:style style:name="co26" style:family="table-column">
      <style:table-column-properties fo:break-before="auto" style:column-width="0.9083in"/>
    </style:style>
    <style:style style:name="co27" style:family="table-column">
      <style:table-column-properties fo:break-before="auto" style:column-width="1.0228in"/>
    </style:style>
    <style:style style:name="co28" style:family="table-column">
      <style:table-column-properties fo:break-before="auto" style:column-width="0.5256in"/>
    </style:style>
    <style:style style:name="co29" style:family="table-column">
      <style:table-column-properties fo:break-before="auto" style:column-width="1.028in"/>
    </style:style>
    <style:style style:name="co30" style:family="table-column">
      <style:table-column-properties fo:break-before="auto" style:column-width="1.0161in"/>
    </style:style>
    <style:style style:name="co31" style:family="table-column">
      <style:table-column-properties fo:break-before="auto" style:column-width="0.9472in"/>
    </style:style>
    <style:style style:name="co32" style:family="table-column">
      <style:table-column-properties fo:break-before="auto" style:column-width="0.9445in"/>
    </style:style>
    <style:style style:name="co33" style:family="table-column">
      <style:table-column-properties fo:break-before="auto" style:column-width="0.9563in"/>
    </style:style>
    <style:style style:name="co34" style:family="table-column">
      <style:table-column-properties fo:break-before="auto" style:column-width="0.7772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2102in"/>
    </style:style>
    <style:style style:name="co37" style:family="table-column">
      <style:table-column-properties fo:break-before="auto" style:column-width="0.6535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4744in"/>
    </style:style>
    <style:style style:name="co40" style:family="table-column">
      <style:table-column-properties fo:break-before="auto" style:column-width="0.5063in"/>
    </style:style>
    <style:style style:name="co41" style:family="table-column">
      <style:table-column-properties fo:break-before="auto" style:column-width="0.5134in"/>
    </style:style>
    <style:style style:name="co42" style:family="table-column">
      <style:table-column-properties fo:break-before="auto" style:column-width="0.3165in"/>
    </style:style>
    <style:style style:name="co43" style:family="table-column">
      <style:table-column-properties fo:break-before="auto" style:column-width="0.6638in"/>
    </style:style>
    <style:style style:name="co44" style:family="table-column">
      <style:table-column-properties fo:break-before="auto" style:column-width="1.0898in"/>
    </style:style>
    <style:style style:name="co45" style:family="table-column">
      <style:table-column-properties fo:break-before="auto" style:column-width="0.4972in"/>
    </style:style>
    <style:style style:name="co46" style:family="table-column">
      <style:table-column-properties fo:break-before="auto" style:column-width="0.4839in"/>
    </style:style>
    <style:style style:name="co47" style:family="table-column">
      <style:table-column-properties fo:break-before="auto" style:column-width="1.5075in"/>
    </style:style>
    <style:style style:name="co48" style:family="table-column">
      <style:table-column-properties fo:break-before="auto" style:column-width="1.2953in"/>
    </style:style>
    <style:style style:name="co49" style:family="table-column">
      <style:table-column-properties fo:break-before="auto" style:column-width="1.3429in"/>
    </style:style>
    <style:style style:name="co50" style:family="table-column">
      <style:table-column-properties fo:break-before="auto" style:column-width="1.2465in"/>
    </style:style>
    <style:style style:name="co51" style:family="table-column">
      <style:table-column-properties fo:break-before="auto" style:column-width="1.5756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2.1772in"/>
    </style:style>
    <style:style style:name="co57" style:family="table-column">
      <style:table-column-properties fo:break-before="auto" style:column-width="0.3862in"/>
    </style:style>
    <style:style style:name="co58" style:family="table-column">
      <style:table-column-properties fo:break-before="auto" style:column-width="1.8071in"/>
    </style:style>
    <style:style style:name="co59" style:family="table-column">
      <style:table-column-properties fo:break-before="auto" style:column-width="1.0374in"/>
    </style:style>
    <style:style style:name="co60" style:family="table-column">
      <style:table-column-properties fo:break-before="auto" style:column-width="1.7339in"/>
    </style:style>
    <style:style style:name="co61" style:family="table-column">
      <style:table-column-properties fo:break-before="auto" style:column-width="0.7126in"/>
    </style:style>
    <style:style style:name="co62" style:family="table-column">
      <style:table-column-properties fo:break-before="auto" style:column-width="0.3752in"/>
    </style:style>
    <style:style style:name="co63" style:family="table-column">
      <style:table-column-properties fo:break-before="auto" style:column-width="2.3283in"/>
    </style:style>
    <style:style style:name="co64" style:family="table-column">
      <style:table-column-properties fo:break-before="auto" style:column-width="0.2744in"/>
    </style:style>
    <style:style style:name="co65" style:family="table-column">
      <style:table-column-properties fo:break-before="auto" style:column-width="2.4126in"/>
    </style:style>
    <style:style style:name="co66" style:family="table-column">
      <style:table-column-properties fo:break-before="auto" style:column-width="0.6181in"/>
    </style:style>
    <style:style style:name="co67" style:family="table-column">
      <style:table-column-properties fo:break-before="auto" style:column-width="2.60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4.355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1917in"/>
    </style:style>
    <style:style style:name="co73" style:family="table-column">
      <style:table-column-properties fo:break-before="auto" style:column-width="1.9602in"/>
    </style:style>
    <style:style style:name="co74" style:family="table-column">
      <style:table-column-properties fo:break-before="auto" style:column-width="3.411in"/>
    </style:style>
    <style:style style:name="co75" style:family="table-column">
      <style:table-column-properties fo:break-before="auto" style:column-width="0.3008in"/>
    </style:style>
    <style:style style:name="co76" style:family="table-column">
      <style:table-column-properties fo:break-before="auto" style:column-width="2.5398in"/>
    </style:style>
    <style:style style:name="co77" style:family="table-column">
      <style:table-column-properties fo:break-before="auto" style:column-width="1.0335in"/>
    </style:style>
    <style:style style:name="co78" style:family="table-column">
      <style:table-column-properties fo:break-before="auto" style:column-width="0.3571in"/>
    </style:style>
    <style:style style:name="co79" style:family="table-column">
      <style:table-column-properties fo:break-before="auto" style:column-width="0.6661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2138in"/>
    </style:style>
    <style:style style:name="co84" style:family="table-column">
      <style:table-column-properties fo:break-before="auto" style:column-width="2.0472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4917in"/>
    </style:style>
    <style:style style:name="co88" style:family="table-column">
      <style:table-column-properties fo:break-before="auto" style:column-width="0.5701in"/>
    </style:style>
    <style:style style:name="co89" style:family="table-column">
      <style:table-column-properties fo:break-before="auto" style:column-width="0.5819in"/>
    </style:style>
    <style:style style:name="co90" style:family="table-column">
      <style:table-column-properties fo:break-before="auto" style:column-width="0.6417in"/>
    </style:style>
    <style:style style:name="co91" style:family="table-column">
      <style:table-column-properties fo:break-before="auto" style:column-width="0.6272in"/>
    </style:style>
    <style:style style:name="co92" style:family="table-column">
      <style:table-column-properties fo:break-before="auto" style:column-width="0.5472in"/>
    </style:style>
    <style:style style:name="co93" style:family="table-column">
      <style:table-column-properties fo:break-before="auto" style:column-width="1.3425in"/>
    </style:style>
    <style:style style:name="co94" style:family="table-column">
      <style:table-column-properties fo:break-before="auto" style:column-width="0.8016in"/>
    </style:style>
    <style:style style:name="co95" style:family="table-column">
      <style:table-column-properties fo:break-before="auto" style:column-width="0.8307in"/>
    </style:style>
    <style:style style:name="co96" style:family="table-column">
      <style:table-column-properties fo:break-before="auto" style:column-width="0.8492in"/>
    </style:style>
    <style:style style:name="co97" style:family="table-column">
      <style:table-column-properties fo:break-before="auto" style:column-width="0.4728in"/>
    </style:style>
    <style:style style:name="co98" style:family="table-column">
      <style:table-column-properties fo:break-before="auto" style:column-width="1.6992in"/>
    </style:style>
    <style:style style:name="co99" style:family="table-column">
      <style:table-column-properties fo:break-before="auto" style:column-width="0.5898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354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6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0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2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19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3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zF__Hátterek.D4"/>
    </style:style>
    <style:style style:name="ce7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zF__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zF__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48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48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8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531" style:family="table-cell" style:parent-style-name="Default">
      <style:text-properties style:font-name="Avenir2" fo:font-style="normal" style:font-style-asian="normal" style:font-style-complex="normal"/>
    </style:style>
    <style:style style:name="ce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63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1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3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3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9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0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08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5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7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8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55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321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325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379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3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2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669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8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89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9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8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3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83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8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8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3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3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2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21" style:family="table-cell" style:parent-style-name="Default">
      <style:table-cell-properties style:vertical-align="middle"/>
      <style:text-properties style:font-name="Avenir2"/>
    </style:style>
    <style:style style:name="ce2022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23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5" style:family="table-cell" style:parent-style-name="Default">
      <style:table-cell-properties style:vertical-align="middle"/>
      <style:text-properties style:font-name="Avenir6"/>
    </style:style>
    <style:style style:name="ce20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853" style:family="table-cell" style:parent-style-name="Default">
      <style:table-cell-properties fo:background-color="transparent" style:vertical-align="middle"/>
      <style:text-properties style:font-name="Avenir2"/>
    </style:style>
    <style:style style:name="ce185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4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48" style:family="table-cell" style:parent-style-name="Default">
      <style:table-cell-properties style:vertical-align="middle"/>
      <style:text-properties style:use-window-font-color="true" style:font-name="Avenir2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64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65" style:family="table-cell" style:parent-style-name="Default">
      <style:text-properties fo:font-size="8pt" style:font-size-asian="8pt" style:font-size-complex="8pt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no-wrap" style:vertical-align="middle"/>
    </style:style>
    <style:style style:name="ce2068" style:family="table-cell" style:parent-style-name="Default">
      <style:table-cell-properties fo:wrap-option="wrap" style:vertical-align="middle"/>
    </style:style>
    <style:style style:name="ce212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2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2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29" style:family="table-cell" style:parent-style-name="Default" style:data-style-name="N100">
      <style:text-properties style:font-name="Avenir" fo:font-weight="bold"/>
    </style:style>
    <style:style style:name="ce213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31" style:family="table-cell" style:parent-style-name="Default" style:data-style-name="N100">
      <style:text-properties style:font-name="Avenir" fo:font-weight="normal"/>
    </style:style>
    <style:style style:name="ce213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33" style:family="table-cell" style:parent-style-name="Default" style:data-style-name="N100">
      <style:text-properties fo:color="#ff0000" style:font-name="Avenir" fo:font-weight="bold"/>
    </style:style>
    <style:style style:name="ce213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3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3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10pt" fo:font-weight="bold" style:font-size-asian="10pt" style:font-size-complex="10pt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66" style:family="table-cell" style:parent-style-name="Default">
      <style:table-cell-properties fo:border="0.06pt solid #000000" style:vertical-align="middle"/>
      <style:text-properties style:font-name="Avenir2"/>
    </style:style>
    <style:style style:name="ce19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0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7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zF__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zF__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zF__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zF__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zF__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zF__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zF__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zF__Hátterek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zF__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zF__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zF__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SzF__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zF__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zF__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zF__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zF__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zF__Hátterek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zF__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zF__Hátterek.G26">
          <table:error-message table:message-type="stop" table:display="true"/>
        </table:content-validation>
        <table:content-validation table:name="val79" table:base-cell-address="SzF__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zF__Hátterek.G8">
          <table:error-message table:message-type="stop" table:display="true"/>
        </table:content-validation>
        <table:content-validation table:name="val81" table:base-cell-address="SzF__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zF__Hátterek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zF__Hátterek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zF__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zF__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zF__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zF__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zF__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zF__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zF__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zF__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zF__Hátterek.A43">
          <table:error-message table:message-type="stop" table:display="true"/>
        </table:content-validation>
        <table:content-validation table:name="val93" table:base-cell-address="SzF__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zF__Hátterek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zF__Hátterek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zF__Hátterek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zF__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zF__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zF__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zF__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zF__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4"/>
        <table:table-column table:style-name="co2" table:default-cell-style-name="ce354"/>
        <table:table-column table:style-name="co3" table:default-cell-style-name="ce354"/>
        <table:table-column table:style-name="co4" table:default-cell-style-name="ce354"/>
        <table:table-column table:style-name="co5" table:default-cell-style-name="ce354"/>
        <table:table-column table:style-name="co6" table:default-cell-style-name="ce354"/>
        <table:table-column table:style-name="co7" table:default-cell-style-name="ce354"/>
        <table:table-column table:style-name="co8" table:number-columns-repeated="2" table:default-cell-style-name="ce354"/>
        <table:table-column table:style-name="co9" table:default-cell-style-name="ce354"/>
        <table:table-column table:style-name="co10" table:default-cell-style-name="ce354"/>
        <table:table-column table:style-name="co11" table:default-cell-style-name="ce354"/>
        <table:table-column table:style-name="co12" table:default-cell-style-name="ce354"/>
        <table:table-column table:style-name="co13" table:default-cell-style-name="ce354"/>
        <table:table-column table:style-name="co14" table:default-cell-style-name="ce3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2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2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9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9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2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9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2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SzF__Hátterek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2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3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2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2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2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02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17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17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17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172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0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8"/>
          <table:covered-table-cell table:style-name="ce312"/>
          <table:table-cell table:style-name="ce602" office:value-type="string" calcext:value-type="string">
            <text:p>Harcmodor képzettségek</text:p>
          </table:table-cell>
          <table:table-cell table:style-name="ce602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17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74" office:value-type="string" calcext:value-type="string">
            <text:p>Misztikus képzettségek</text:p>
          </table:table-cell>
          <table:table-cell table:style-name="ce60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2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17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2" table:content-validation-name="val74" office:value-type="string" calcext:value-type="string">
            <text:p>Primer világi képzettség</text:p>
          </table:table-cell>
          <table:table-cell table:style-name="ce602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6"/>
          <table:covered-table-cell table:style-name="ce120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17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2" office:value-type="string" calcext:value-type="string">
            <text:p>Harci Fortélyok</text:p>
          </table:table-cell>
          <table:table-cell table:style-name="ce602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69" table:content-validation-name="val23"/>
          <table:table-cell table:style-name="ce12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17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2" office:value-type="string" calcext:value-type="string">
            <text:p>Misztikus fortélyok</text:p>
          </table:table-cell>
          <table:table-cell table:style-name="ce60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03" table:content-validation-name="val47" office:value-type="float" office:value="3" calcext:value-type="float">
            <text:p>3</text:p>
          </table:table-cell>
          <table:table-cell table:style-name="ce242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03" table:content-validation-name="val48" office:value-type="float" office:value="4" calcext:value-type="float">
            <text:p>4</text:p>
          </table:table-cell>
          <table:table-cell table:style-name="ce242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03" table:content-validation-name="val49" office:value-type="float" office:value="1" calcext:value-type="float">
            <text:p>1</text:p>
          </table:table-cell>
          <table:table-cell table:style-name="ce242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03" table:content-validation-name="val50" office:value-type="float" office:value="2" calcext:value-type="float">
            <text:p>2</text:p>
          </table:table-cell>
          <table:table-cell table:style-name="ce242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03" table:content-validation-name="val51" office:value-type="float" office:value="2" calcext:value-type="float">
            <text:p>2</text:p>
          </table:table-cell>
          <table:table-cell table:style-name="ce242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03" table:content-validation-name="val52" office:value-type="float" office:value="3" calcext:value-type="float">
            <text:p>3</text:p>
          </table:table-cell>
          <table:table-cell table:style-name="ce242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03" table:content-validation-name="val53" office:value-type="float" office:value="1" calcext:value-type="float">
            <text:p>1</text:p>
          </table:table-cell>
          <table:table-cell table:style-name="ce242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207" table:content-validation-name="val55" office:value-type="float" office:value="1" calcext:value-type="float">
            <text:p>1</text:p>
          </table:table-cell>
          <table:table-cell table:style-name="ce587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5" office:value-type="string" calcext:value-type="string">
            <text:p>Szakma:</text:p>
          </table:table-cell>
          <table:table-cell table:style-name="ce59" table:content-validation-name="val11" table:number-columns-spanned="2" table:number-rows-spanned="1"/>
          <table:covered-table-cell table:style-name="ce59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5" office:value-type="string" calcext:value-type="string">
            <text:p>Szakma:</text:p>
          </table:table-cell>
          <table:table-cell table:style-name="ce59" table:content-validation-name="val11" table:number-columns-spanned="2" table:number-rows-spanned="1"/>
          <table:covered-table-cell table:style-name="ce59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5" office:value-type="string" calcext:value-type="string">
            <text:p>Szakma:</text:p>
          </table:table-cell>
          <table:table-cell table:style-name="ce59" table:content-validation-name="val11" table:number-columns-spanned="2" table:number-rows-spanned="1"/>
          <table:covered-table-cell table:style-name="ce59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100" office:value-type="string" calcext:value-type="string" table:number-columns-spanned="2" table:number-rows-spanned="1">
            <text:p>Fok</text:p>
          </table:table-cell>
          <table:covered-table-cell table:style-name="ce100"/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101" table:content-validation-name="val27" office:value-type="string" calcext:value-type="string" table:number-columns-spanned="2" table:number-rows-spanned="1">
            <text:p>alap</text:p>
          </table:table-cell>
          <table:covered-table-cell table:style-name="ce101" table:content-validation-name="val28"/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 table:style-name="Default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 table:style-name="Default"/>
          <table:table-cell table:style-name="ce15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07" table:content-validation-name="val56" office:value-type="float" office:value="5" calcext:value-type="float">
            <text:p>5</text:p>
          </table:table-cell>
          <table:table-cell table:style-name="ce264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 table:style-name="Default"/>
          <table:table-cell table:style-name="ce159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207" table:content-validation-name="val56" office:value-type="float" office:value="1" calcext:value-type="float">
            <text:p>1</text:p>
          </table:table-cell>
          <table:table-cell table:style-name="ce264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107" table:content-validation-name="val28" table:number-columns-spanned="2" table:number-rows-spanned="1"/>
          <table:covered-table-cell table:style-name="ce107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zF__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row table:style-name="ro6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4" table:style-name="ce6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03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34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67"/>
          <table:table-cell table:style-name="ce567" office:value-type="string" calcext:value-type="string">
            <text:p>Fok</text:p>
          </table:table-cell>
          <table:table-cell table:style-name="ce367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5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19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369" table:content-validation-name="val80"/>
          <table:covered-table-cell table:style-name="ce369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4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49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89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1">
          <table:table-cell table:style-name="ce34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67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34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zF__Hátterek.D25:SzF__Hátterek.D25 SzF__Hátterek.D38:SzF__Hátterek.D38">
            <calcext:condition calcext:apply-style-name="Piros_háttér" calcext:value="&lt;0" calcext:base-cell-address="SzF__Hátterek.D25"/>
          </calcext:conditional-format>
          <calcext:conditional-format calcext:target-range-address="SzF__Hátterek.D4:SzF__Hátterek.D4">
            <calcext:condition calcext:apply-style-name="narancs_háttér" calcext:value="&lt;0" calcext:base-cell-address="SzF__Hátterek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2" table:default-cell-style-name="ce531"/>
        <table:table-column table:style-name="co23" table:default-cell-style-name="ce531"/>
        <table:table-column table:style-name="co24" table:default-cell-style-name="ce531"/>
        <table:table-column table:style-name="co25" table:default-cell-style-name="ce531"/>
        <table:table-column table:style-name="co26" table:default-cell-style-name="ce531"/>
        <table:table-column table:style-name="co27" table:default-cell-style-name="ce531"/>
        <table:table-column table:style-name="co26" table:number-columns-repeated="3" table:default-cell-style-name="ce531"/>
        <table:table-column table:style-name="co28" table:default-cell-style-name="ce531"/>
        <table:table-column table:style-name="co14" table:default-cell-style-name="ce531"/>
        <table:table-column table:style-name="co29" table:default-cell-style-name="ce531"/>
        <table:table-column table:style-name="co30" table:default-cell-style-name="ce531"/>
        <table:table-column table:style-name="co31" table:default-cell-style-name="ce531"/>
        <table:table-column table:style-name="co32" table:default-cell-style-name="ce531"/>
        <table:table-column table:style-name="co33" table:default-cell-style-name="ce894"/>
        <table:table-column table:style-name="co34" table:default-cell-style-name="ce909"/>
        <table:table-column table:style-name="co35" table:default-cell-style-name="ce531"/>
        <table:table-column table:style-name="co35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80"/>
          <table:covered-table-cell table:number-columns-repeated="5" table:style-name="ce540"/>
          <table:covered-table-cell table:number-columns-repeated="2" table:style-name="ce480"/>
          <table:table-cell table:style-name="ce48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4">
          <table:table-cell table:style-name="ce480"/>
          <table:table-cell table:style-name="ce480" table:number-columns-spanned="6" table:number-rows-spanned="1"/>
          <table:covered-table-cell table:number-columns-repeated="5" table:style-name="ce480"/>
          <table:table-cell table:style-name="ce480" table:number-columns-repeated="3"/>
          <table:table-cell table:style-name="ce951" table:number-columns-spanned="5" table:number-rows-spanned="1"/>
          <table:covered-table-cell table:number-columns-repeated="3" table:style-name="ce480"/>
          <table:covered-table-cell table:style-name="ce1168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5">
          <table:table-cell table:style-name="ce431"/>
          <table:table-cell table:style-name="ce532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32" table:content-validation-name="val132" office:value-type="string" calcext:value-type="string">
            <text:p>Módosítók</text:p>
          </table:table-cell>
          <table:table-cell table:style-name="ce532" table:content-validation-name="val139" office:value-type="string" calcext:value-type="string">
            <text:p>Összesen</text:p>
          </table:table-cell>
          <table:table-cell table:style-name="ce480"/>
          <table:table-cell table:style-name="ce681" office:value-type="string" calcext:value-type="string" table:number-columns-spanned="2" table:number-rows-spanned="1">
            <text:p>Összesen felvett HM:</text:p>
          </table:table-cell>
          <table:covered-table-cell table:style-name="ce480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480"/>
          <table:table-cell table:style-name="ce952" office:value-type="string" calcext:value-type="string">
            <text:p>Távolság (m)</text:p>
          </table:table-cell>
          <table:table-cell table:style-name="ce74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631" table:content-validation-name="val121" office:value-type="float" office:value="10" calcext:value-type="float">
            <text:p>10</text:p>
          </table:table-cell>
          <table:table-cell table:style-name="ce631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711" table:content-validation-name="val140" table:formula="of:=[.C4]+[.D4]" office:value-type="float" office:value="15" calcext:value-type="float">
            <text:p>15</text:p>
          </table:table-cell>
          <table:table-cell table:style-name="ce480"/>
          <table:table-cell table:style-name="ce681" office:value-type="string" calcext:value-type="string" table:number-columns-spanned="2" table:number-rows-spanned="1">
            <text:p>Max felvehető HM:</text:p>
          </table:table-cell>
          <table:covered-table-cell table:style-name="ce480"/>
          <table:table-cell table:style-name="ce899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480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631" table:content-validation-name="val121" office:value-type="float" office:value="20" calcext:value-type="float">
            <text:p>20</text:p>
          </table:table-cell>
          <table:table-cell table:style-name="ce631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711" table:content-validation-name="val141" table:formula="of:=[.C5]+[.B5]+[.D5]" office:value-type="float" office:value="20" calcext:value-type="float">
            <text:p>20</text:p>
          </table:table-cell>
          <table:table-cell table:style-name="ce480" table:number-columns-repeated="5"/>
          <table:table-cell table:style-name="ce960"/>
          <table:table-cell table:style-name="ce544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631" table:content-validation-name="val121" office:value-type="float" office:value="120" calcext:value-type="float">
            <text:p>120</text:p>
          </table:table-cell>
          <table:table-cell table:style-name="ce631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711" table:content-validation-name="val142" table:formula="of:=[.C6]+[.B6]+[.D6]" office:value-type="float" office:value="120" calcext:value-type="float">
            <text:p>120</text:p>
          </table:table-cell>
          <table:table-cell table:style-name="ce48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5">
          <table:table-cell table:style-name="ce480" table:number-columns-repeated="6"/>
          <table:table-cell table:style-name="ce681" office:value-type="string" calcext:value-type="string" table:number-columns-spanned="2" table:number-rows-spanned="1">
            <text:p>Össz felvett CM:</text:p>
          </table:table-cell>
          <table:covered-table-cell table:style-name="ce480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48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78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631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711" table:content-validation-name="val143" table:formula="of:=[.C8]+[.B8]+[.D8]" office:value-type="float" office:value="-30" calcext:value-type="float">
            <text:p>-30</text:p>
          </table:table-cell>
          <table:table-cell table:style-name="ce480"/>
          <table:table-cell table:style-name="ce681" office:value-type="string" calcext:value-type="string" table:number-columns-spanned="2" table:number-rows-spanned="1">
            <text:p>Max felvehető CM:</text:p>
          </table:table-cell>
          <table:covered-table-cell table:style-name="ce480"/>
          <table:table-cell table:style-name="ce899" table:content-validation-name="val169" table:formula="of:=[Data.C22]*[Alapértékek.$D$8]" office:value-type="float" office:value="20" calcext:value-type="float">
            <text:p>20 HM</text:p>
          </table:table-cell>
          <table:table-cell table:style-name="ce48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 table:number-columns-spanned="9" table:number-rows-spanned="1"/>
          <table:covered-table-cell table:number-columns-repeated="5" table:style-name="ce540"/>
          <table:covered-table-cell table:number-columns-repeated="3" table:style-name="ce480"/>
          <table:table-cell table:style-name="ce48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82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480"/>
          <table:table-cell table:style-name="ce681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480"/>
          <table:table-cell table:style-name="ce681" office:value-type="string" calcext:value-type="string" table:number-columns-spanned="2" table:number-rows-spanned="1">
            <text:p>Átlag HM</text:p>
          </table:table-cell>
          <table:covered-table-cell table:style-name="ce480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48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4"/>
          <table:table-cell table:style-name="ce484" table:number-columns-spanned="6" table:number-rows-spanned="1"/>
          <table:covered-table-cell table:number-columns-repeated="5" table:style-name="ce484"/>
          <table:table-cell table:style-name="ce48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8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484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8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80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34" table:content-validation-name="val123" office:value-type="string" calcext:value-type="string">
            <text:p>Szint</text:p>
          </table:table-cell>
          <table:table-cell table:style-name="ce634" office:value-type="string" calcext:value-type="string">
            <text:p>KÉ</text:p>
          </table:table-cell>
          <table:table-cell table:style-name="ce634" office:value-type="string" calcext:value-type="string">
            <text:p>TÉ/CÉ</text:p>
          </table:table-cell>
          <table:table-cell table:style-name="ce634" office:value-type="string" calcext:value-type="string">
            <text:p>VÉ</text:p>
          </table:table-cell>
          <table:table-cell table:style-name="ce634" table:content-validation-name="val155" office:value-type="string" calcext:value-type="string">
            <text:p>Harckeret</text:p>
          </table:table-cell>
          <table:table-cell table:style-name="ce63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82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89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8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8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82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89"/>
          <table:covered-table-cell table:style-name="ce676"/>
          <table:table-cell table:style-name="ce1014"/>
          <table:table-cell table:style-name="Default" table:number-columns-repeated="2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8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89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80"/>
          <table:table-cell table:number-columns-repeated="238"/>
        </table:table-row>
        <table:table-row table:style-name="ro11">
          <table:table-cell table:style-name="ce484" table:number-columns-spanned="9" table:number-rows-spanned="1"/>
          <table:covered-table-cell table:number-columns-repeated="7" table:style-name="ce484"/>
          <table:covered-table-cell table:style-name="ce912"/>
          <table:table-cell table:style-name="ce48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8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4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89" table:content-validation-name="val95" office:value-type="string" calcext:value-type="string">
            <text:p>Távolsági fegyver</text:p>
          </table:table-cell>
          <table:table-cell table:style-name="ce545" table:content-validation-name="val5" office:value-type="string" calcext:value-type="string">
            <text:p>Sebesség</text:p>
          </table:table-cell>
          <table:table-cell table:style-name="ce636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36" office:value-type="string" calcext:value-type="string">
            <text:p>SP</text:p>
          </table:table-cell>
          <table:table-cell table:style-name="ce636" office:value-type="string" calcext:value-type="string" table:number-columns-spanned="2" table:number-rows-spanned="1">
            <text:p>Hatótáv + Komment</text:p>
          </table:table-cell>
          <table:covered-table-cell table:style-name="ce544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90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638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90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638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47"/>
          <table:covered-table-cell table:number-columns-repeated="5" table:style-name="ce580"/>
          <table:covered-table-cell table:style-name="ce547"/>
          <table:covered-table-cell table:style-name="ce77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89" table:content-validation-name="val5" office:value-type="string" calcext:value-type="string">
            <text:p>Fegyver</text:p>
          </table:table-cell>
          <table:table-cell table:style-name="ce545" table:content-validation-name="val5" office:value-type="string" calcext:value-type="string">
            <text:p>Sebesség</text:p>
          </table:table-cell>
          <table:table-cell table:style-name="ce636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36" office:value-type="string" calcext:value-type="string">
            <text:p>SP</text:p>
          </table:table-cell>
          <table:table-cell table:style-name="ce636" office:value-type="string" calcext:value-type="string" table:number-columns-spanned="2" table:number-rows-spanned="1">
            <text:p>Komment</text:p>
          </table:table-cell>
          <table:covered-table-cell table:style-name="ce544"/>
          <table:table-cell table:style-name="ce484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40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4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4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4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4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4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9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9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493" table:number-columns-spanned="2" table:number-rows-spanned="1"/>
          <table:covered-table-cell table:style-name="ce493"/>
          <table:table-cell table:style-name="ce969"/>
          <table:table-cell table:style-name="Default" table:number-columns-repeated="3"/>
          <table:table-cell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40"/>
          <table:covered-table-cell/>
          <table:covered-table-cell table:style-name="ce480"/>
          <table:covered-table-cell table:style-name="ce794"/>
          <table:table-cell table:style-name="ce480"/>
          <table:table-cell table:style-name="Default" table:number-columns-repeated="3"/>
          <table:table-cell table:style-name="ce480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8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80"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13">
          <table:table-cell table:style-name="ce557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47" table:content-validation-name="val110"/>
          <table:table-cell table:style-name="ce54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7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8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36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8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36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80"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36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36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836" table:number-columns-spanned="2" table:number-rows-spanned="1"/>
          <table:covered-table-cell table:style-name="ce979"/>
          <table:table-cell table:style-name="ce48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8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8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36"/>
          <table:table-cell table:style-name="ce48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48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80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94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94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04"/>
          <table:table-cell table:style-name="ce719" table:content-validation-name="val128" office:value-type="string" calcext:value-type="string">
            <text:p>Tám/kör</text:p>
          </table:table-cell>
          <table:table-cell table:style-name="ce719" office:value-type="string" calcext:value-type="string">
            <text:p>KÉ</text:p>
          </table:table-cell>
          <table:table-cell table:style-name="ce719" office:value-type="string" calcext:value-type="string">
            <text:p>TÉ</text:p>
          </table:table-cell>
          <table:table-cell table:style-name="ce71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8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11" table:content-validation-name="val102" office:value-type="string" calcext:value-type="string">
            <text:p><text:s text:c="3"/>Elsődleges fegyver</text:p>
          </table:table-cell>
          <table:table-cell table:style-name="ce60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48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11" table:content-validation-name="val102" office:value-type="string" calcext:value-type="string">
            <text:p><text:s text:c="3"/>Másodlagos fegyver</text:p>
          </table:table-cell>
          <table:table-cell table:style-name="ce60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44" table:number-columns-repeated="2"/>
          <table:table-cell table:style-name="ce633"/>
          <table:table-cell table:style-name="ce544"/>
          <table:table-cell table:style-name="ce633" table:number-columns-repeated="3"/>
          <table:table-cell table:style-name="ce950"/>
          <table:table-cell table:style-name="ce484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677"/>
          <table:table-cell table:style-name="ce677"/>
          <table:table-cell table:style-name="ce728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28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8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84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04" table:number-columns-spanned="2" table:number-rows-spanned="1"/>
          <table:covered-table-cell table:style-name="ce60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80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0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31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31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84"/>
          <table:table-cell table:number-columns-repeated="238"/>
        </table:table-row>
        <table:table-row table:style-name="ro1">
          <table:table-cell table:style-name="ce51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678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80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139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139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139" table:content-validation-name="val183" table:formula="of:=IF([.$B$55]&gt;0;[.O$62];0)" office:value-type="float" office:value="0" calcext:value-type="float">
            <text:p>0</text:p>
          </table:table-cell>
          <table:table-cell table:style-name="ce1139" table:formula="of:=[.P62]" office:value-type="float" office:value="0" calcext:value-type="float">
            <text:p>0</text:p>
          </table:table-cell>
          <table:table-cell table:style-name="ce907"/>
          <table:table-cell table:style-name="ce680"/>
          <table:table-cell table:number-columns-repeated="238"/>
        </table:table-row>
        <table:table-row table:style-name="ro1">
          <table:table-cell table:style-name="ce51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50"/>
          <table:table-cell table:style-name="ce480" table:number-columns-repeated="3"/>
          <table:table-cell table:style-name="ce680" table:number-columns-repeated="3"/>
          <table:table-cell table:style-name="ce1175"/>
          <table:table-cell table:style-name="ce633"/>
          <table:table-cell table:style-name="ce680"/>
          <table:table-cell table:number-columns-repeated="238"/>
        </table:table-row>
        <table:table-row table:style-name="ro1">
          <table:table-cell table:style-name="ce51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78" office:value-type="string" calcext:value-type="string">
            <text:p>Szúró</text:p>
          </table:table-cell>
          <table:table-cell table:style-name="ce67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80" table:number-columns-repeated="3"/>
          <table:table-cell table:style-name="ce680" table:number-columns-repeated="3"/>
          <table:table-cell table:style-name="ce1175"/>
          <table:table-cell table:style-name="ce633"/>
          <table:table-cell table:style-name="ce680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12" table:content-validation-name="val120" table:number-columns-spanned="2" table:number-rows-spanned="1"/>
          <table:covered-table-cell table:style-name="ce612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80" table:number-columns-repeated="2"/>
          <table:table-cell table:style-name="ce680" table:number-columns-repeated="3"/>
          <table:table-cell table:style-name="ce1175"/>
          <table:table-cell table:style-name="ce633"/>
          <table:table-cell table:style-name="ce680"/>
          <table:table-cell table:number-columns-repeated="238"/>
        </table:table-row>
        <table:table-row table:style-name="ro2">
          <table:table-cell table:style-name="ce828"/>
          <table:table-cell table:style-name="ce721"/>
          <table:table-cell table:style-name="ce484" table:number-columns-repeated="2"/>
          <table:table-cell table:number-columns-repeated="3"/>
          <table:table-cell table:style-name="ce484"/>
          <table:table-cell table:style-name="ce912"/>
          <table:table-cell table:style-name="ce480" table:number-columns-repeated="3"/>
          <table:table-cell table:style-name="ce680" table:number-columns-repeated="3"/>
          <table:table-cell table:style-name="ce1175"/>
          <table:table-cell table:style-name="ce633"/>
          <table:table-cell table:style-name="ce680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80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80"/>
          <table:table-cell table:style-name="Default" table:number-columns-repeated="3"/>
          <table:table-cell table:style-name="ce680" table:number-columns-repeated="2"/>
          <table:table-cell table:style-name="ce1175"/>
          <table:table-cell table:style-name="ce633"/>
          <table:table-cell table:style-name="ce6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1049"/>
          <table:table-cell table:style-name="ce1101"/>
          <table:table-cell table:style-name="ce1155"/>
          <table:table-cell table:style-name="ce1252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1052"/>
          <table:table-cell table:style-name="ce810"/>
          <table:table-cell table:style-name="ce1158"/>
          <table:table-cell table:style-name="ce1253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1054"/>
          <table:table-cell table:style-name="ce811"/>
          <table:table-cell table:style-name="ce1159"/>
          <table:table-cell table:style-name="ce1255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766"/>
          <table:table-cell table:style-name="ce812"/>
          <table:table-cell table:style-name="ce850"/>
          <table:table-cell table:style-name="ce957"/>
          <table:table-cell table:style-name="ce480" table:number-columns-repeated="6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767"/>
          <table:table-cell table:style-name="ce813"/>
          <table:table-cell table:style-name="ce852"/>
          <table:table-cell table:style-name="ce958"/>
          <table:table-cell table:style-name="ce480" table:number-columns-repeated="6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80" table:number-columns-repeated="6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80"/>
          <table:covered-table-cell table:style-name="ce825"/>
          <table:table-cell table:style-name="ce480" table:number-columns-repeated="6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480" table:number-columns-repeated="6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80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80" table:number-columns-repeated="3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/>
          <table:table-cell table:style-name="ce556"/>
          <table:table-cell table:style-name="ce48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80" table:number-columns-repeated="3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65465">
          <table:table-cell table:style-name="ce480" table:number-columns-repeated="15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9">
          <table:table-cell table:style-name="ce48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1379"/>
        <table:table-column table:style-name="co43" table:default-cell-style-name="ce6"/>
        <table:table-column table:style-name="co44" table:default-cell-style-name="ce6"/>
        <table:table-column table:style-name="co45" table:number-columns-repeated="4" table:default-cell-style-name="ce6"/>
        <table:table-column table:style-name="co46" table:default-cell-style-name="ce602"/>
        <table:table-column table:style-name="co47" table:default-cell-style-name="ce6"/>
        <table:table-column table:style-name="co35" table:number-columns-repeated="2" table:default-cell-style-name="ce6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5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321"/>
          <table:covered-table-cell table:style-name="ce1147" table:content-validation-name="val108"/>
          <table:covered-table-cell table:style-name="ce1321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25"/>
          <table:covered-table-cell table:style-name="ce1148" table:content-validation-name="val108"/>
          <table:covered-table-cell table:style-name="ce1325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25"/>
          <table:covered-table-cell table:style-name="ce1148" table:content-validation-name="val108"/>
          <table:covered-table-cell table:style-name="ce1325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321"/>
          <table:covered-table-cell table:style-name="ce1147" table:content-validation-name="val108"/>
          <table:covered-table-cell table:style-name="ce1321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321"/>
          <table:covered-table-cell table:style-name="ce1147" table:content-validation-name="val108"/>
          <table:covered-table-cell table:style-name="ce1321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38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438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57" table:content-validation-name="val184" table:number-columns-spanned="4" table:number-rows-spanned="1"/>
          <table:covered-table-cell table:style-name="ce1555" table:content-validation-name="val189"/>
          <table:covered-table-cell table:style-name="ce57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56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9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66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5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25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25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78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78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55"/>
        <table:table-column table:style-name="co52" table:default-cell-style-name="ce6"/>
        <table:table-column table:style-name="co35" table:number-columns-repeated="4" table:default-cell-style-name="ce6"/>
        <table:table-column table:style-name="co53" table:default-cell-style-name="ce6"/>
        <table:table-column table:style-name="co54" table:default-cell-style-name="ce6"/>
        <table:table-column table:style-name="co35" table:number-columns-repeated="6" table:default-cell-style-name="ce6"/>
        <table:table-column table:style-name="co55" table:default-cell-style-name="ce6"/>
        <table:table-column table:style-name="co35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68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697" office:value-type="string" calcext:value-type="string">
            <text:p>Fegyver</text:p>
          </table:table-cell>
          <table:table-cell table:style-name="ce1719" office:value-type="string" calcext:value-type="string">
            <text:p>Típus</text:p>
          </table:table-cell>
          <table:table-cell table:style-name="ce1697" office:value-type="string" calcext:value-type="string">
            <text:p>SP</text:p>
          </table:table-cell>
          <table:table-cell table:style-name="ce1742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office:value-type="string" calcext:value-type="string">
            <text:p>Íves</text:p>
          </table:table-cell>
          <table:table-cell table:style-name="ce1759" office:value-type="string" calcext:value-type="string">
            <text:p>1,5 kezes</text:p>
          </table:table-cell>
          <table:table-cell table:style-name="ce1749" office:value-type="string" calcext:value-type="string">
            <text:p>Pengehossz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TÉ</text:p>
          </table:table-cell>
          <table:table-cell table:style-name="ce1749" office:value-type="string" calcext:value-type="string">
            <text:p>VÉ</text:p>
          </table:table-cell>
          <table:table-cell table:style-name="ce1749" office:value-type="string" calcext:value-type="string">
            <text:p>Sebesség</text:p>
          </table:table-cell>
          <table:table-cell table:style-name="ce1719" office:value-type="string" calcext:value-type="string">
            <text:p>Harcmodor</text:p>
          </table:table-cell>
          <table:table-cell table:style-name="ce1791" office:value-type="string" calcext:value-type="string">
            <text:p>Megjegyzés</text:p>
          </table:table-cell>
          <table:table-cell table:style-name="ce1830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Közelharci fegyverek</text:p>
          </table:table-cell>
          <table:table-cell table:style-name="ce1698" office:value-type="string" calcext:value-type="string">
            <text:p><text:s/>__</text:p>
          </table:table-cell>
          <table:table-cell table:style-name="ce1720"/>
          <table:table-cell table:number-columns-repeated="3" table:style-name="ce1720" office:value-type="string" calcext:value-type="string">
            <text:p>N/A</text:p>
          </table:table-cell>
          <table:table-cell table:style-name="ce1698"/>
          <table:table-cell table:style-name="ce1760"/>
          <table:table-cell table:number-columns-repeated="5" table:style-name="ce1720" office:value-type="string" calcext:value-type="string">
            <text:p>N/A</text:p>
          </table:table-cell>
          <table:table-cell table:style-name="ce1698" table:number-columns-repeated="2"/>
          <table:table-cell table:style-name="ce1831" table:number-columns-repeated="241"/>
          <table:table-cell table:number-columns-repeated="16128"/>
        </table:table-row>
        <table:table-row table:style-name="ro17">
          <table:table-cell/>
          <table:table-cell table:style-name="ce1699" office:value-type="string" calcext:value-type="string">
            <text:p>Puszta kéz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-5" calcext:value-type="float">
            <text:p>-5</text:p>
          </table:table-cell>
          <table:table-cell table:style-name="ce1721" office:value-type="string" calcext:value-type="string">
            <text:p>Z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69" office:value-type="float" office:value="0" calcext:value-type="float">
            <text:p>0</text:p>
          </table:table-cell>
          <table:table-cell table:number-columns-repeated="3" table:style-name="ce1721" office:value-type="float" office:value="-10" calcext:value-type="float">
            <text:p>-10</text:p>
          </table:table-cell>
          <table:table-cell table:style-name="ce1721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Tő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88"/>
          <table:table-cell table:style-name="ce1700" office:value-type="string" calcext:value-type="string">
            <text:p>Béltépő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Dzsambi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Garott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string" calcext:value-type="string">
            <text:p>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string" calcext:value-type="string">
            <text:p>spec.</text:p>
          </table:table-cell>
          <table:table-cell table:number-columns-repeated="3"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-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é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00" office:value-type="string" calcext:value-type="string">
            <text:p>Kriszké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Levéltőr</text:p>
          </table:table-cell>
          <table:table-cell table:style-name="ce1722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/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22" office:value-type="float" office:value="0" calcext:value-type="float">
            <text:p>0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4" calcext:value-type="float">
            <text:p>4</text:p>
          </table:table-cell>
          <table:table-cell table:number-columns-repeated="2" table:style-name="ce1733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Markolatgomb</text:p>
          </table:table-cell>
          <table:table-cell table:style-name="ce1722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33" office:value-type="float" office:value="0" calcext:value-type="float">
            <text:p>0</text:p>
          </table:table-cell>
          <table:table-cell table:number-columns-repeated="3" table:style-name="ce1733" office:value-type="float" office:value="-7" calcext:value-type="float">
            <text:p>-7</text:p>
          </table:table-cell>
          <table:table-cell table:style-name="ce1733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Méregfog</text:p>
          </table:table-cell>
          <table:table-cell table:style-name="ce1722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22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number-columns-repeated="2" table:style-name="ce1733" office:value-type="float" office:value="3" calcext:value-type="float">
            <text:p>3</text:p>
          </table:table-cell>
          <table:table-cell table:style-name="ce1733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Pugos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Ramier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3" calcext:value-type="float">
            <text:p>3</text:p>
          </table:table-cell>
          <table:table-cell table:number-columns-repeated="3"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00" office:value-type="string" calcext:value-type="string">
            <text:p>Tőr, hárít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6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Tőr, kígy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Tőr, ököl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-5" calcext:value-type="float">
            <text:p>-5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-5" calcext:value-type="float">
            <text:p>-5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/>
          <table:table-cell table:number-columns-repeated="16369"/>
        </table:table-row>
        <table:table-row table:style-name="ro2">
          <table:table-cell table:style-name="ce1692"/>
          <table:table-cell table:style-name="ce1701" office:value-type="string" calcext:value-type="string">
            <text:p>Tőr, páncélszúró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string" calcext:value-type="string">
            <text:p>S</text:p>
          </table:table-cell>
          <table:table-cell table:style-name="ce1750" office:value-type="string" calcext:value-type="string">
            <text:p>5+Erő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közelharc</text:p>
          </table:table-cell>
          <table:table-cell table:style-name="ce1797" office:value-type="string" calcext:value-type="string">
            <text:p>-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700" office:value-type="string" calcext:value-type="string">
            <text:p>Tőr, Sla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/>
          <table:table-cell table:number-columns-repeated="16369"/>
        </table:table-row>
        <table:table-row table:style-name="ro1">
          <table:table-cell table:style-name="ce1693"/>
          <table:table-cell table:style-name="ce1703" office:value-type="string" calcext:value-type="string">
            <text:p>Vasököl / páncélkesztyű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Z</text:p>
          </table:table-cell>
          <table:table-cell table:style-name="ce1751" office:value-type="float" office:value="0" calcext:value-type="float">
            <text:p>0</text:p>
          </table:table-cell>
          <table:table-cell table:style-name="ce1724" office:value-type="float" office:value="0" calcext:value-type="float">
            <text:p>0</text:p>
          </table:table-cell>
          <table:table-cell table:style-name="ce1764"/>
          <table:table-cell table:style-name="ce1724" office:value-type="float" office:value="0" calcext:value-type="float">
            <text:p>0</text:p>
          </table:table-cell>
          <table:table-cell table:number-columns-repeated="3" table:style-name="ce1724" office:value-type="float" office:value="-7" calcext:value-type="float">
            <text:p>-7</text:p>
          </table:table-cell>
          <table:table-cell table:style-name="ce1724" office:value-type="float" office:value="5" calcext:value-type="float">
            <text:p>5</text:p>
          </table:table-cell>
          <table:table-cell table:style-name="ce1781" office:value-type="string" calcext:value-type="string">
            <text:p>közelharc</text:p>
          </table:table-cell>
          <table:table-cell table:style-name="ce1800" office:value-type="string" calcext:value-type="string">
            <text:p>Erőbónusz: 0 feletti rész 1:1-ben számít be.</text:p>
          </table:table-cell>
          <table:table-cell table:style-name="ce363" table:number-columns-repeated="241"/>
          <table:table-cell table:number-columns-repeated="16128"/>
        </table:table-row>
        <table:table-row table:style-name="ro19">
          <table:table-cell table:style-name="ce1689" office:value-type="string" calcext:value-type="string">
            <text:p>Kardvívó fegyverek</text:p>
          </table:table-cell>
          <table:table-cell table:style-name="ce1699" office:value-type="string" calcext:value-type="string">
            <text:p>Kard, dzsenn szablya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4" calcext:value-type="float">
            <text:p>4</text:p>
          </table:table-cell>
          <table:table-cell table:style-name="ce1721" office:value-type="string" calcext:value-type="string">
            <text:p>V/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float" office:value="1" calcext:value-type="float">
            <text:p>1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8" calcext:value-type="float">
            <text:p>8</text:p>
          </table:table-cell>
          <table:table-cell table:number-columns-repeated="2" table:style-name="ce1721" office:value-type="float" office:value="15" calcext:value-type="float">
            <text:p>15</text:p>
          </table:table-cell>
          <table:table-cell table:style-name="ce1721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79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emreli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7" calcext:value-type="float">
            <text:p>7</text:p>
          </table:table-cell>
          <table:table-cell table:number-columns-repeated="2" table:style-name="ce1722" office:value-type="float" office:value="13" calcext:value-type="float">
            <text:p>13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1"/>
          <table:table-cell table:number-columns-repeated="16369"/>
        </table:table-row>
        <table:table-row table:style-name="ro20">
          <table:table-cell/>
          <table:table-cell table:style-name="ce1700" office:value-type="string" calcext:value-type="string">
            <text:p>Kard, fejvadász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1" calcext:value-type="float">
            <text:p>11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handzsá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hiequa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S/V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2" calcext:value-type="float">
            <text:p>12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hosszú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Kard, jatagá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két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20" calcext:value-type="float">
            <text:p>20</text:p>
          </table:table-cell>
          <table:table-cell table:style-name="ce1722" office:value-type="float" office:value="15" calcext:value-type="float">
            <text:p>15</text:p>
          </table:table-cell>
          <table:table-cell table:style-name="ce1722" office:value-type="float" office:value="8" calcext:value-type="float">
            <text:p>8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khossa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1" calcext:value-type="float">
            <text:p>11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kígy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5" calcext:value-type="float">
            <text:p>5</text:p>
          </table:table-cell>
          <table:table-cell table:number-columns-repeated="2" table:style-name="ce1722" office:value-type="float" office:value="11" calcext:value-type="float">
            <text:p>11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Lagoss 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8" calcext:value-type="float">
            <text:p>8</text:p>
          </table:table-cell>
          <table:table-cell table:number-columns-repeated="2" table:style-name="ce1722" office:value-type="float" office:value="16" calcext:value-type="float">
            <text:p>16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lovag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15" calcext:value-type="float">
            <text:p>15</text:p>
          </table:table-cell>
          <table:table-cell table:style-name="ce1722" office:value-type="float" office:value="12" calcext:value-type="float">
            <text:p>12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00" office:value-type="string" calcext:value-type="string">
            <text:p>Kard, másfél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8" calcext:value-type="float">
            <text:p>8</text:p>
          </table:table-cell>
          <table:table-cell table:number-columns-repeated="2" table:style-name="ce1722" office:value-type="float" office:value="16" calcext:value-type="float">
            <text:p>16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mesterkard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8" calcext:value-type="float">
            <text:p>18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09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00" office:value-type="string" calcext:value-type="string">
            <text:p>Kard, Pugoss 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rövid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4" calcext:value-type="float">
            <text:p>4</text:p>
          </table:table-cell>
          <table:table-cell table:number-columns-repeated="2"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Slan 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9" calcext:value-type="float">
            <text:p>19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Slan rövid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11" calcext:value-type="float">
            <text:p>11</text:p>
          </table:table-cell>
          <table:table-cell table:number-columns-repeated="2"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Slan csatakard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23" calcext:value-type="float">
            <text:p>23</text:p>
          </table:table-cell>
          <table:table-cell table:style-name="ce1722" office:value-type="float" office:value="17" calcext:value-type="float">
            <text:p>17</text:p>
          </table:table-cell>
          <table:table-cell table:style-name="ce1722" office:value-type="float" office:value="8" calcext:value-type="float">
            <text:p>8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Kard, szably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692"/>
          <table:table-cell table:style-name="ce1701" office:value-type="string" calcext:value-type="string">
            <text:p>Mara-sequor 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1.5" calcext:value-type="float">
            <text:p>1.5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20" calcext:value-type="float">
            <text:p>20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19" table:number-columns-repeated="241"/>
          <table:table-cell table:number-columns-repeated="16128"/>
        </table:table-row>
        <table:table-row table:style-name="ro5">
          <table:table-cell table:style-name="ce1692"/>
          <table:table-cell table:style-name="ce1701" office:value-type="string" calcext:value-type="string">
            <text:p>Meneth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7" calcext:value-type="float">
            <text:p>7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700" office:value-type="string" calcext:value-type="string">
            <text:p>Predoci egyeneskard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3" office:value-type="float" office:value="7" calcext:value-type="float">
            <text:p>7</text:p>
          </table:table-cell>
          <table:table-cell table:style-name="ce1723" office:value-type="float" office:value="13" calcext:value-type="float">
            <text:p>13</text:p>
          </table:table-cell>
          <table:table-cell table:style-name="ce1723" office:value-type="float" office:value="11" calcext:value-type="float">
            <text:p>11</text:p>
          </table:table-cell>
          <table:table-cell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1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Sequor 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float" office:value="13" calcext:value-type="float">
            <text:p>13</text:p>
          </table:table-cell>
          <table:table-cell table:style-name="ce1723" office:value-type="float" office:value="11" calcext:value-type="float">
            <text:p>11</text:p>
          </table:table-cell>
          <table:table-cell table:style-name="ce1723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11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56"/>
          <table:table-cell table:style-name="ce1705" office:value-type="string" calcext:value-type="string">
            <text:p>Tőrkard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string" calcext:value-type="string">
            <text:p>S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5"/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6" calcext:value-type="float">
            <text:p>6</text:p>
          </table:table-cell>
          <table:table-cell table:number-columns-repeated="2" table:style-name="ce1725" office:value-type="float" office:value="12" calcext:value-type="float">
            <text:p>12</text:p>
          </table:table-cell>
          <table:table-cell table:style-name="ce1725" office:value-type="float" office:value="5" calcext:value-type="float">
            <text:p>5</text:p>
          </table:table-cell>
          <table:table-cell table:style-name="ce1782" office:value-type="string" calcext:value-type="string">
            <text:p>kardvívás</text:p>
          </table:table-cell>
          <table:table-cell table:style-name="ce181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Zúzó fegyverek</text:p>
          </table:table-cell>
          <table:table-cell table:style-name="ce1699" office:value-type="string" calcext:value-type="string">
            <text:p>Bot, rövid</text:p>
          </table:table-cell>
          <table:table-cell table:style-name="ce1721" office:value-type="string" calcext:value-type="string">
            <text:p>egykezes</text:p>
          </table:table-cell>
          <table:table-cell table:style-name="ce1728" office:value-type="float" office:value="-3" calcext:value-type="float">
            <text:p>-3</text:p>
          </table:table-cell>
          <table:table-cell table:style-name="ce1728" office:value-type="string" calcext:value-type="string">
            <text:p>Z</text:p>
          </table:table-cell>
          <table:table-cell table:number-columns-repeated="2" table:style-name="ce1728" office:value-type="float" office:value="0" calcext:value-type="float">
            <text:p>0</text:p>
          </table:table-cell>
          <table:table-cell table:style-name="ce1761"/>
          <table:table-cell table:style-name="ce1722" office:value-type="float" office:value="0.5" calcext:value-type="float">
            <text:p>0.5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float" office:value="9" calcext:value-type="float">
            <text:p>9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float" office:value="5" calcext:value-type="float">
            <text:p>5</text:p>
          </table:table-cell>
          <table:table-cell table:style-name="ce1779" office:value-type="string" calcext:value-type="string">
            <text:p>zúzás</text:p>
          </table:table-cell>
          <table:table-cell table:style-name="ce1797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ot, furkó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-1" calcext:value-type="float">
            <text:p>-1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8">
          <table:table-cell/>
          <table:table-cell table:style-name="ce1700" office:value-type="string" calcext:value-type="string">
            <text:p>Buzogány, egykezes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46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8" office:value-type="float" office:value="1" calcext:value-type="float">
            <text:p>1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2" calcext:value-type="float">
            <text:p>12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kétkezes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.5" calcext:value-type="float">
            <text:p>1.5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20" calcext:value-type="float">
            <text:p>20</text:p>
          </table:table-cell>
          <table:table-cell table:number-columns-repeated="2" table:style-name="ce1723" office:value-type="float" office:value="8" calcext:value-type="float">
            <text:p>8</text:p>
          </table:table-cell>
          <table:table-cell table:style-name="ce1780" office:value-type="string" calcext:value-type="string">
            <text:p>zúzás</text:p>
          </table:table-cell>
          <table:table-cell table:style-name="ce18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lánco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float" office:value="15" calcext:value-type="float">
            <text:p>15</text:p>
          </table:table-cell>
          <table:table-cell table:number-columns-repeated="2"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shadleki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tolla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5" calcext:value-type="float">
            <text:p>5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Csatabárd, egykeze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47" office:value-type="string" calcext:value-type="string">
            <text:p>Z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4" calcext:value-type="float">
            <text:p>4</text:p>
          </table:table-cell>
          <table:table-cell table:number-columns-repeated="2"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Csatabárd, két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string" calcext:value-type="string">
            <text:p>Z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8" calcext:value-type="float">
            <text:p>18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8" calcext:value-type="float">
            <text:p>8</text:p>
          </table:table-cell>
          <table:table-cell table:style-name="ce1779" office:value-type="string" calcext:value-type="string">
            <text:p>zúzás</text:p>
          </table:table-cell>
          <table:table-cell table:style-name="ce1802"/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Csatacsákány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Z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14" calcext:value-type="float">
            <text:p>14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zúzás</text:p>
          </table:table-cell>
          <table:table-cell table:style-name="ce18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6"/>
          <table:table-cell table:style-name="ce1705" office:value-type="string" calcext:value-type="string">
            <text:p>Harci kalapác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7" calcext:value-type="float">
            <text:p>7</text:p>
          </table:table-cell>
          <table:table-cell table:style-name="ce1726" office:value-type="string" calcext:value-type="string">
            <text:p>Z</text:p>
          </table:table-cell>
          <table:table-cell table:number-columns-repeated="2" table:style-name="ce1726" office:value-type="float" office:value="0" calcext:value-type="float">
            <text:p>0</text:p>
          </table:table-cell>
          <table:table-cell table:style-name="ce1765"/>
          <table:table-cell table:style-name="ce1726" office:value-type="float" office:value="1.5" calcext:value-type="float">
            <text:p>1.5</text:p>
          </table:table-cell>
          <table:table-cell table:style-name="ce1726" office:value-type="float" office:value="1" calcext:value-type="float">
            <text:p>1</text:p>
          </table:table-cell>
          <table:table-cell table:style-name="ce1726" office:value-type="float" office:value="20" calcext:value-type="float">
            <text:p>20</text:p>
          </table:table-cell>
          <table:table-cell table:number-columns-repeated="2" table:style-name="ce1726" office:value-type="float" office:value="8" calcext:value-type="float">
            <text:p>8</text:p>
          </table:table-cell>
          <table:table-cell table:style-name="ce1783" office:value-type="string" calcext:value-type="string">
            <text:p>zúzás</text:p>
          </table:table-cell>
          <table:table-cell table:style-name="ce1813" office:value-type="string" calcext:value-type="string">
            <text:p>Erő követelmény: +2</text:p>
          </table:table-cell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Lándzsavívó fegyverek</text:p>
          </table:table-cell>
          <table:table-cell table:style-name="ce1707" office:value-type="string" calcext:value-type="string">
            <text:p>Alabárd</text:p>
          </table:table-cell>
          <table:table-cell table:style-name="ce1728" office:value-type="string" calcext:value-type="string">
            <text:p>kétkezes</text:p>
          </table:table-cell>
          <table:table-cell table:style-name="ce1728" office:value-type="float" office:value="4" calcext:value-type="float">
            <text:p>4</text:p>
          </table:table-cell>
          <table:table-cell table:style-name="ce1728" office:value-type="string" calcext:value-type="string">
            <text:p>S+Z/V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float" office:value="0" calcext:value-type="float">
            <text:p>0</text:p>
          </table:table-cell>
          <table:table-cell table:style-name="ce1761"/>
          <table:table-cell table:style-name="ce1723" office:value-type="float" office:value="3" calcext:value-type="float">
            <text:p>3</text:p>
          </table:table-cell>
          <table:table-cell table:style-name="ce1728" office:value-type="float" office:value="12" calcext:value-type="float">
            <text:p>12</text:p>
          </table:table-cell>
          <table:table-cell table:number-columns-repeated="2" table:style-name="ce1728" office:value-type="float" office:value="28" calcext:value-type="float">
            <text:p>28</text:p>
          </table:table-cell>
          <table:table-cell table:style-name="ce1728" office:value-type="float" office:value="8" calcext:value-type="float">
            <text:p>8</text:p>
          </table:table-cell>
          <table:table-cell table:style-name="ce1780" office:value-type="string" calcext:value-type="string">
            <text:p>lándzsavívás</text:p>
          </table:table-cell>
          <table:table-cell table:style-name="ce1814" office:value-type="string" calcext:value-type="string">
            <text:p>Talán a legjobb a páncélok ellen</text:p>
          </table:table-cell>
          <table:table-cell table:style-name="ce619" table:number-columns-repeated="241"/>
          <table:table-cell table:number-columns-repeated="16128"/>
        </table:table-row>
        <table:table-row table:style-name="ro1">
          <table:table-cell table:style-name="ce1692"/>
          <table:table-cell table:style-name="ce1701" office:value-type="string" calcext:value-type="string">
            <text:p>Bot, hosszú</text:p>
          </table:table-cell>
          <table:table-cell table:style-name="ce1723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24" calcext:value-type="float">
            <text:p>24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2">
          <table:table-cell table:style-name="ce1692"/>
          <table:table-cell table:style-name="ce1701" office:value-type="string" calcext:value-type="string">
            <text:p>Lándzsa</text:p>
          </table:table-cell>
          <table:table-cell table:style-name="ce1723" office:value-type="string" calcext:value-type="string">
            <text:p>két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string" calcext:value-type="string">
            <text:p>4/0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14" calcext:value-type="float">
            <text:p>14</text:p>
          </table:table-cell>
          <table:table-cell table:number-columns-repeated="2" table:style-name="ce1723" office:value-type="float" office:value="32" calcext:value-type="float">
            <text:p>32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lándzsavívás</text:p>
          </table:table-cell>
          <table:table-cell table:style-name="ce1815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2">
          <table:table-cell table:style-name="ce1692"/>
          <table:table-cell table:style-name="ce1701" office:value-type="string" calcext:value-type="string">
            <text:p>Pika</text:p>
          </table:table-cell>
          <table:table-cell table:style-name="ce1723" office:value-type="string" calcext:value-type="string">
            <text:p>két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string" calcext:value-type="string">
            <text:p>4/0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8" calcext:value-type="float">
            <text:p>18</text:p>
          </table:table-cell>
          <table:table-cell table:number-columns-repeated="2" table:style-name="ce1723" office:value-type="float" office:value="40" calcext:value-type="float">
            <text:p>40</text:p>
          </table:table-cell>
          <table:table-cell table:style-name="ce1723" office:value-type="float" office:value="9" calcext:value-type="float">
            <text:p>9</text:p>
          </table:table-cell>
          <table:table-cell table:style-name="ce1780" office:value-type="string" calcext:value-type="string">
            <text:p>lándzsavívás</text:p>
          </table:table-cell>
          <table:table-cell table:style-name="ce1815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 table:style-name="ce1692"/>
          <table:table-cell table:style-name="ce1701" office:value-type="string" calcext:value-type="string">
            <text:p>Szigony, egykezes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7" calcext:value-type="float">
            <text:p>7</text:p>
          </table:table-cell>
          <table:table-cell table:style-name="ce1780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">
          <table:table-cell table:style-name="ce1694"/>
          <table:table-cell table:style-name="ce1708" office:value-type="string" calcext:value-type="string">
            <text:p>Szigony, kétkezes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0" calcext:value-type="float">
            <text:p>0</text:p>
          </table:table-cell>
          <table:table-cell table:style-name="ce1764"/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10" calcext:value-type="float">
            <text:p>10</text:p>
          </table:table-cell>
          <table:table-cell table:style-name="ce1729" office:value-type="float" office:value="22" calcext:value-type="float">
            <text:p>22</text:p>
          </table:table-cell>
          <table:table-cell table:style-name="ce1729" office:value-type="float" office:value="26" calcext:value-type="float">
            <text:p>26</text:p>
          </table:table-cell>
          <table:table-cell table:style-name="ce1729" office:value-type="float" office:value="8" calcext:value-type="float">
            <text:p>8</text:p>
          </table:table-cell>
          <table:table-cell table:style-name="ce1784" office:value-type="string" calcext:value-type="string">
            <text:p>lándzsavívás</text:p>
          </table:table-cell>
          <table:table-cell table:style-name="ce181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2"/>
          <table:table-cell table:number-columns-repeated="16370"/>
        </table:table-row>
        <table:table-row table:style-name="ro2">
          <table:table-cell table:style-name="ce1695"/>
          <table:table-cell table:style-name="ce1709" office:value-type="string" calcext:value-type="string">
            <text:p>Fegyver</text:p>
          </table:table-cell>
          <table:table-cell table:style-name="ce1730" office:value-type="string" calcext:value-type="string">
            <text:p>Forgatás módja</text:p>
          </table:table-cell>
          <table:table-cell table:style-name="ce1709" office:value-type="string" calcext:value-type="string">
            <text:p>SP</text:p>
          </table:table-cell>
          <table:table-cell table:style-name="ce1730" office:value-type="string" calcext:value-type="string">
            <text:p>Sebzés módja</text:p>
          </table:table-cell>
          <table:table-cell table:style-name="ce1709" office:value-type="string" calcext:value-type="string">
            <text:p>Átütés</text:p>
          </table:table-cell>
          <table:table-cell table:style-name="ce1709" table:number-columns-repeated="2"/>
          <table:table-cell table:style-name="ce1709" office:value-type="string" calcext:value-type="string">
            <text:p>Hatótáv</text:p>
          </table:table-cell>
          <table:table-cell table:style-name="ce1709" office:value-type="string" calcext:value-type="string">
            <text:p>KÉ</text:p>
          </table:table-cell>
          <table:table-cell table:style-name="ce1709" office:value-type="string" calcext:value-type="string">
            <text:p>CÉ</text:p>
          </table:table-cell>
          <table:table-cell table:style-name="ce1709" office:value-type="string" calcext:value-type="string">
            <text:p>Osztó</text:p>
          </table:table-cell>
          <table:table-cell table:style-name="ce1709" office:value-type="string" calcext:value-type="string">
            <text:p>Sebesség</text:p>
          </table:table-cell>
          <table:table-cell table:style-name="ce1709" office:value-type="string" calcext:value-type="string">
            <text:p>Harcmodor</text:p>
          </table:table-cell>
          <table:table-cell table:style-name="ce1709"/>
          <table:table-cell table:style-name="ce183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89" office:value-type="string" calcext:value-type="string">
            <text:p>Hajítófegyverek</text:p>
          </table:table-cell>
          <table:table-cell table:style-name="ce1710" office:value-type="string" calcext:value-type="string">
            <text:p>Bola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7" office:value-type="string" calcext:value-type="string">
            <text:p>-</text:p>
          </table:table-cell>
          <table:table-cell table:style-name="ce1737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20m</text:p>
          </table:table-cell>
          <table:table-cell table:number-columns-repeated="2" table:style-name="ce1737" office:value-type="float" office:value="2" calcext:value-type="float">
            <text:p>2</text:p>
          </table:table-cell>
          <table:table-cell table:style-name="ce1710" office:value-type="float" office:value="1" calcext:value-type="float">
            <text:p>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9" office:value-type="string" calcext:value-type="string">
            <text:p>hajítás</text:p>
          </table:table-cell>
          <table:table-cell table:style-name="ce1818"/>
          <table:table-cell table:number-columns-repeated="16369"/>
        </table:table-row>
        <table:table-row table:style-name="ro23">
          <table:table-cell table:style-name="ce1696"/>
          <table:table-cell table:style-name="ce1711" office:value-type="string" calcext:value-type="string">
            <text:p>Dárda</text:p>
          </table:table-cell>
          <table:table-cell table:style-name="ce1711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3" calcext:value-type="float">
            <text:p>3</text:p>
          </table:table-cell>
          <table:table-cell table:style-name="ce1754" table:number-columns-repeated="2"/>
          <table:table-cell table:style-name="ce1738" office:value-type="string" calcext:value-type="string">
            <text:p>5m + (Erő x 3)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3" calcext:value-type="float">
            <text:p>3</text:p>
          </table:table-cell>
          <table:table-cell table:style-name="ce1717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785" office:value-type="string" calcext:value-type="string">
            <text:p>hajítás</text:p>
          </table:table-cell>
          <table:table-cell table:style-name="ce1819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4"/>
          <table:table-cell table:style-name="ce166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10" office:value-type="string" calcext:value-type="string">
            <text:p>Dobóháló</text:p>
          </table:table-cell>
          <table:table-cell table:style-name="ce1717" office:value-type="string" calcext:value-type="string">
            <text:p>egykezes</text:p>
          </table:table-cell>
          <table:table-cell table:number-columns-repeated="2" table:style-name="ce1737" office:value-type="string" calcext:value-type="string">
            <text:p>-</text:p>
          </table:table-cell>
          <table:table-cell table:style-name="ce1737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4m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Hajítóbárd</text:p>
          </table:table-cell>
          <table:table-cell table:style-name="ce1717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20m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4" calcext:value-type="float">
            <text:p>4</text:p>
          </table:table-cell>
          <table:table-cell table:style-name="ce1713" office:value-type="float" office:value="2" calcext:value-type="float">
            <text:p>2</text:p>
          </table:table-cell>
          <table:table-cell table:style-name="ce1773" office:value-type="float" office:value="6" calcext:value-type="float">
            <text:p>6</text:p>
          </table:table-cell>
          <table:table-cell table:style-name="ce1779" office:value-type="string" calcext:value-type="string">
            <text:p>hajítás</text:p>
          </table:table-cell>
          <table:table-cell table:style-name="ce182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88"/>
          <table:table-cell table:style-name="ce1716" office:value-type="string" calcext:value-type="string">
            <text:p>Hajítótőr</text:p>
          </table:table-cell>
          <table:table-cell table:style-name="ce1711" office:value-type="string" calcext:value-type="string">
            <text:p>egykezes</text:p>
          </table:table-cell>
          <table:table-cell table:style-name="ce1716" office:value-type="float" office:value="0" calcext:value-type="float">
            <text:p>0</text:p>
          </table:table-cell>
          <table:table-cell table:style-name="ce1748" office:value-type="string" calcext:value-type="string">
            <text:p>S</text:p>
          </table:table-cell>
          <table:table-cell table:style-name="ce1748" office:value-type="float" office:value="0" calcext:value-type="float">
            <text:p>0</text:p>
          </table:table-cell>
          <table:table-cell table:style-name="ce1756"/>
          <table:table-cell table:style-name="ce1767"/>
          <table:table-cell table:style-name="ce1748" office:value-type="string" calcext:value-type="string">
            <text:p>15m</text:p>
          </table:table-cell>
          <table:table-cell table:style-name="ce1748" office:value-type="float" office:value="12" calcext:value-type="float">
            <text:p>12</text:p>
          </table:table-cell>
          <table:table-cell table:style-name="ce1748" office:value-type="float" office:value="4" calcext:value-type="float">
            <text:p>4</text:p>
          </table:table-cell>
          <table:table-cell table:style-name="ce1716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786" office:value-type="string" calcext:value-type="string">
            <text:p>hajítás</text:p>
          </table:table-cell>
          <table:table-cell table:style-name="ce1822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kő</text:p>
          </table:table-cell>
          <table:table-cell table:style-name="ce1713" office:value-type="string" calcext:value-type="string">
            <text:p>egykezes</text:p>
          </table:table-cell>
          <table:table-cell table:style-name="ce1740" office:value-type="float" office:value="-10" calcext:value-type="float">
            <text:p>-10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0" calcext:value-type="float">
            <text:p>0</text:p>
          </table:table-cell>
          <table:table-cell table:style-name="ce1756"/>
          <table:table-cell table:style-name="ce1767"/>
          <table:table-cell table:style-name="ce1748" office:value-type="string" calcext:value-type="string">
            <text:p>2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0" calcext:value-type="float">
            <text:p>0</text:p>
          </table:table-cell>
          <table:table-cell table:style-name="ce1713" office:value-type="float" office:value="1" calcext:value-type="float">
            <text:p>1</text:p>
          </table:table-cell>
          <table:table-cell table:style-name="ce1773" office:value-type="float" office:value="5" calcext:value-type="float">
            <text:p>5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6"/>
          <table:table-cell table:style-name="ce1717" office:value-type="string" calcext:value-type="string">
            <text:p>Lasszó</text:p>
          </table:table-cell>
          <table:table-cell table:style-name="ce1717" office:value-type="string" calcext:value-type="string">
            <text:p>egykezes</text:p>
          </table:table-cell>
          <table:table-cell table:number-columns-repeated="2" table:style-name="ce1738" office:value-type="string" calcext:value-type="string">
            <text:p>-</text:p>
          </table:table-cell>
          <table:table-cell table:style-name="ce1738" office:value-type="float" office:value="0" calcext:value-type="float">
            <text:p>0</text:p>
          </table:table-cell>
          <table:table-cell table:style-name="ce1754" table:number-columns-repeated="2"/>
          <table:table-cell table:style-name="ce1738" office:value-type="string" calcext:value-type="string">
            <text:p>10m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72" office:value-type="float" office:value="9" calcext:value-type="float">
            <text:p>9</text:p>
          </table:table-cell>
          <table:table-cell table:style-name="ce1785" office:value-type="string" calcext:value-type="string">
            <text:p>hajítás</text:p>
          </table:table-cell>
          <table:table-cell table:style-name="ce1824" office:value-type="string" calcext:value-type="string">
            <text:p>Sebesülés az esés következtében lehet.</text:p>
          </table:table-cell>
          <table:table-cell table:style-name="ce1669" table:number-columns-repeated="241"/>
          <table:table-cell table:number-columns-repeated="16128"/>
        </table:table-row>
        <table:table-row table:style-name="ro25">
          <table:table-cell/>
          <table:table-cell table:style-name="ce1717" office:value-type="string" calcext:value-type="string">
            <text:p>Parittya</text:p>
          </table:table-cell>
          <table:table-cell table:style-name="ce1717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0" calcext:value-type="float">
            <text:p>0</text:p>
          </table:table-cell>
          <table:table-cell table:style-name="ce1754"/>
          <table:table-cell table:style-name="ce1768"/>
          <table:table-cell table:style-name="ce1738" office:value-type="string" calcext:value-type="string">
            <text:p>70m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17" office:value-type="float" office:value="2" calcext:value-type="float">
            <text:p>2</text:p>
          </table:table-cell>
          <table:table-cell table:style-name="ce1772" office:value-type="float" office:value="9" calcext:value-type="float">
            <text:p>9</text:p>
          </table:table-cell>
          <table:table-cell table:style-name="ce1785" office:value-type="string" calcext:value-type="string">
            <text:p>hajítás</text:p>
          </table:table-cell>
          <table:table-cell table:style-name="ce182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Ramiera</text:p>
          </table:table-cell>
          <table:table-cell table:style-name="ce1713" office:value-type="string" calcext:value-type="string">
            <text:p>egykeze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0m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float" office:value="1" calcext:value-type="float">
            <text:p>1</text:p>
          </table:table-cell>
          <table:table-cell table:style-name="ce1713" office:value-type="float" office:value="1" calcext:value-type="float">
            <text:p>1</text:p>
          </table:table-cell>
          <table:table-cell table:style-name="ce1773" office:value-type="float" office:value="6" calcext:value-type="float">
            <text:p>6</text:p>
          </table:table-cell>
          <table:table-cell table:style-name="ce1779" office:value-type="string" calcext:value-type="string">
            <text:p>hajítás</text:p>
          </table:table-cell>
          <table:table-cell table:style-name="ce1820"/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Slan csillag</text:p>
          </table:table-cell>
          <table:table-cell table:style-name="ce1713" office:value-type="string" calcext:value-type="string">
            <text:p>egykezes</text:p>
          </table:table-cell>
          <table:table-cell table:style-name="ce1740" office:value-type="float" office:value="-5" calcext:value-type="float">
            <text:p>-5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5m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3" calcext:value-type="float">
            <text:p>3</text:p>
          </table:table-cell>
          <table:table-cell table:style-name="ce1713" office:value-type="float" office:value="1" calcext:value-type="float">
            <text:p>1</text:p>
          </table:table-cell>
          <table:table-cell table:style-name="ce1773" office:value-type="float" office:value="4" calcext:value-type="float">
            <text:p>4</text:p>
          </table:table-cell>
          <table:table-cell table:style-name="ce1779" office:value-type="string" calcext:value-type="string">
            <text:p>hajítás</text:p>
          </table:table-cell>
          <table:table-cell table:style-name="ce1823"/>
          <table:table-cell table:number-columns-repeated="16369"/>
        </table:table-row>
        <table:table-row table:style-name="ro2">
          <table:table-cell table:style-name="ce1693"/>
          <table:table-cell table:style-name="ce1718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41" office:value-type="float" office:value="0" calcext:value-type="float">
            <text:p>0</text:p>
          </table:table-cell>
          <table:table-cell table:style-name="ce1741" office:value-type="string" calcext:value-type="string">
            <text:p>S</text:p>
          </table:table-cell>
          <table:table-cell table:style-name="ce1741" office:value-type="float" office:value="0" calcext:value-type="float">
            <text:p>0</text:p>
          </table:table-cell>
          <table:table-cell table:style-name="ce1757" table:number-columns-repeated="2"/>
          <table:table-cell table:style-name="ce1741" office:value-type="string" calcext:value-type="string">
            <text:p>10m</text:p>
          </table:table-cell>
          <table:table-cell table:style-name="ce1741" office:value-type="float" office:value="7" calcext:value-type="float">
            <text:p>7</text:p>
          </table:table-cell>
          <table:table-cell table:style-name="ce1741" office:value-type="float" office:value="2" calcext:value-type="float">
            <text:p>2</text:p>
          </table:table-cell>
          <table:table-cell table:style-name="ce171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781" office:value-type="string" calcext:value-type="string">
            <text:p>hajítás</text:p>
          </table:table-cell>
          <table:table-cell table:style-name="ce36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89" office:value-type="string" calcext:value-type="string">
            <text:p>Íjász lőfegyverek</text:p>
          </table:table-cell>
          <table:table-cell table:style-name="ce1710" office:value-type="string" calcext:value-type="string">
            <text:p>Rövid íj</text:p>
          </table:table-cell>
          <table:table-cell table:style-name="ce1710" office:value-type="string" calcext:value-type="string">
            <text:p>kétkezes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58"/>
          <table:table-cell table:style-name="ce1766"/>
          <table:table-cell table:style-name="ce1737" office:value-type="string" calcext:value-type="string">
            <text:p>60m</text:p>
          </table:table-cell>
          <table:table-cell table:number-columns-repeated="2" table:style-name="ce1737" office:value-type="float" office:value="10" calcext:value-type="float">
            <text:p>10</text:p>
          </table:table-cell>
          <table:table-cell table:style-name="ce1710" office:value-type="float" office:value="3" calcext:value-type="float">
            <text:p>3</text:p>
          </table:table-cell>
          <table:table-cell table:style-name="ce1771" office:value-type="float" office:value="5" calcext:value-type="float">
            <text:p>5</text:p>
          </table:table-cell>
          <table:table-cell table:style-name="ce1779" office:value-type="string" calcext:value-type="string">
            <text:p>íjászat</text:p>
          </table:table-cell>
          <table:table-cell table:style-name="ce182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13" office:value-type="string" calcext:value-type="string">
            <text:p>Hosszú íj</text:p>
          </table:table-cell>
          <table:table-cell table:style-name="ce1713" office:value-type="string" calcext:value-type="string">
            <text:p>kétkezes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2" calcext:value-type="float">
            <text:p>12</text:p>
          </table:table-cell>
          <table:table-cell table:style-name="ce1713" office:value-type="float" office:value="3" calcext:value-type="float">
            <text:p>3</text:p>
          </table:table-cell>
          <table:table-cell table:style-name="ce1773" office:value-type="float" office:value="7" calcext:value-type="float">
            <text:p>7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13" office:value-type="string" calcext:value-type="string">
            <text:p>Visszacsapó íj</text:p>
          </table:table-cell>
          <table:table-cell table:style-name="ce1713" office:value-type="string" calcext:value-type="string">
            <text:p>két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3" calcext:value-type="float">
            <text:p>3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6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0" calcext:value-type="float">
            <text:p>10</text:p>
          </table:table-cell>
          <table:table-cell table:style-name="ce1713" office:value-type="float" office:value="3" calcext:value-type="float">
            <text:p>3</text:p>
          </table:table-cell>
          <table:table-cell table:style-name="ce1773" office:value-type="float" office:value="7" calcext:value-type="float">
            <text:p>7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13" office:value-type="string" calcext:value-type="string">
            <text:p>Elf íj</text:p>
          </table:table-cell>
          <table:table-cell table:style-name="ce1713" office:value-type="string" calcext:value-type="string">
            <text:p>két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13" calcext:value-type="float">
            <text:p>13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6" calcext:value-type="float">
            <text:p>6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7" office:value-type="string" calcext:value-type="string">
            <text:p>Fúvócső, kicsi</text:p>
          </table:table-cell>
          <table:table-cell table:style-name="ce1717" office:value-type="string" calcext:value-type="string">
            <text:p>egykezes</text:p>
          </table:table-cell>
          <table:table-cell table:style-name="ce1738" office:value-type="string" calcext:value-type="string">
            <text:p>spec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0" calcext:value-type="float">
            <text:p>0</text:p>
          </table:table-cell>
          <table:table-cell table:style-name="ce1754"/>
          <table:table-cell table:style-name="ce1768"/>
          <table:table-cell table:style-name="ce1738" office:value-type="string" calcext:value-type="string">
            <text:p>16m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8" calcext:value-type="float">
            <text:p>8</text:p>
          </table:table-cell>
          <table:table-cell table:style-name="ce1717" office:value-type="float" office:value="1" calcext:value-type="float">
            <text:p>1</text:p>
          </table:table-cell>
          <table:table-cell table:style-name="ce1772" office:value-type="float" office:value="8" calcext:value-type="float">
            <text:p>8</text:p>
          </table:table-cell>
          <table:table-cell table:style-name="ce1785" office:value-type="string" calcext:value-type="string">
            <text:p>íjászat</text:p>
          </table:table-cell>
          <table:table-cell table:style-name="ce182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6"/>
          <table:table-cell table:style-name="ce1717" office:value-type="string" calcext:value-type="string">
            <text:p>Fúvócső, vadász</text:p>
          </table:table-cell>
          <table:table-cell table:style-name="ce1717" office:value-type="string" calcext:value-type="string">
            <text:p>kétkezes</text:p>
          </table:table-cell>
          <table:table-cell table:style-name="ce1738" office:value-type="float" office:value="-10" calcext:value-type="float">
            <text:p>-10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0" calcext:value-type="float">
            <text:p>0</text:p>
          </table:table-cell>
          <table:table-cell table:style-name="ce1754" table:number-columns-repeated="2"/>
          <table:table-cell table:style-name="ce1738" office:value-type="string" calcext:value-type="string">
            <text:p>30m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0" calcext:value-type="float">
            <text:p>10</text:p>
          </table:table-cell>
          <table:table-cell table:style-name="ce1717" office:value-type="float" office:value="1" calcext:value-type="float">
            <text:p>1</text:p>
          </table:table-cell>
          <table:table-cell table:style-name="ce1772" office:value-type="float" office:value="9" calcext:value-type="float">
            <text:p>9</text:p>
          </table:table-cell>
          <table:table-cell table:style-name="ce1785" office:value-type="string" calcext:value-type="string">
            <text:p>íjászat</text:p>
          </table:table-cell>
          <table:table-cell table:style-name="ce1824"/>
          <table:table-cell table:style-name="ce1669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Lövész lőfegyverek</text:p>
          </table:table-cell>
          <table:table-cell table:style-name="ce1710" office:value-type="string" calcext:value-type="string">
            <text:p>Kézi nyílpuska</text:p>
          </table:table-cell>
          <table:table-cell table:style-name="ce1710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S</text:p>
          </table:table-cell>
          <table:table-cell table:style-name="ce1710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20m</text:p>
          </table:table-cell>
          <table:table-cell table:style-name="ce1710" office:value-type="float" office:value="8" calcext:value-type="float">
            <text:p>8</text:p>
          </table:table-cell>
          <table:table-cell table:style-name="ce1710" office:value-type="float" office:value="10" calcext:value-type="float">
            <text:p>10</text:p>
          </table:table-cell>
          <table:table-cell table:style-name="ce1710" office:value-type="float" office:value="3" calcext:value-type="float">
            <text:p>3</text:p>
          </table:table-cell>
          <table:table-cell table:style-name="ce1771" office:value-type="float" office:value="9" calcext:value-type="float">
            <text:p>9</text:p>
          </table:table-cell>
          <table:table-cell table:style-name="ce1779" office:value-type="string" calcext:value-type="string">
            <text:p>lövészet</text:p>
          </table:table-cell>
          <table:table-cell table:style-name="ce181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13" office:value-type="string" calcext:value-type="string">
            <text:p>Nyílpuska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6" calcext:value-type="float">
            <text:p>6</text:p>
          </table:table-cell>
          <table:table-cell table:style-name="ce1713" office:value-type="string" calcext:value-type="string">
            <text:p>S</text:p>
          </table:table-cell>
          <table:table-cell table:style-name="ce1740" office:value-type="float" office:value="8" calcext:value-type="float">
            <text:p>8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50m</text:p>
          </table:table-cell>
          <table:table-cell table:style-name="ce1713" office:value-type="float" office:value="4" calcext:value-type="float">
            <text:p>4</text:p>
          </table:table-cell>
          <table:table-cell table:style-name="ce1713" office:value-type="float" office:value="16" calcext:value-type="float">
            <text:p>16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12" calcext:value-type="float">
            <text:p>12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Nehéz nyílpuska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14" calcext:value-type="float">
            <text:p>14</text:p>
          </table:table-cell>
          <table:table-cell table:style-name="ce1713" office:value-type="string" calcext:value-type="string">
            <text:p>S</text:p>
          </table:table-cell>
          <table:table-cell table:style-name="ce1740" office:value-type="float" office:value="15" calcext:value-type="float">
            <text:p>15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80m</text:p>
          </table:table-cell>
          <table:table-cell table:style-name="ce1713" office:value-type="float" office:value="1" calcext:value-type="float">
            <text:p>1</text:p>
          </table:table-cell>
          <table:table-cell table:style-name="ce1713" office:value-type="float" office:value="16" calcext:value-type="float">
            <text:p>16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15" calcext:value-type="float">
            <text:p>15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13" office:value-type="string" calcext:value-type="string">
            <text:p>Shadoni páncéltörő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20" calcext:value-type="float">
            <text:p>20</text:p>
          </table:table-cell>
          <table:table-cell table:style-name="ce1713" office:value-type="string" calcext:value-type="string">
            <text:p>Z</text:p>
          </table:table-cell>
          <table:table-cell table:style-name="ce1740" office:value-type="float" office:value="20" calcext:value-type="float">
            <text:p>2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string" calcext:value-type="string">
            <text:p>-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Kharei nyílpuska</text:p>
          </table:table-cell>
          <table:table-cell table:style-name="ce1713" office:value-type="string" calcext:value-type="string">
            <text:p>egykezes</text:p>
          </table:table-cell>
          <table:table-cell table:style-name="ce1713" office:value-type="float" office:value="3" calcext:value-type="float">
            <text:p>3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50m</text:p>
          </table:table-cell>
          <table:table-cell table:style-name="ce1713" office:value-type="float" office:value="5" calcext:value-type="float">
            <text:p>5</text:p>
          </table:table-cell>
          <table:table-cell table:style-name="ce1713" office:value-type="float" office:value="14" calcext:value-type="float">
            <text:p>14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5" calcext:value-type="float">
            <text:p>5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93"/>
          <table:table-cell table:style-name="ce1718" office:value-type="string" calcext:value-type="string">
            <text:p>Aquir nyílpusk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string" calcext:value-type="string">
            <text:p>halál / +6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20" calcext:value-type="float">
            <text:p>20</text:p>
          </table:table-cell>
          <table:table-cell table:style-name="ce1757" table:number-columns-repeated="2"/>
          <table:table-cell table:style-name="ce1741" office:value-type="string" calcext:value-type="string">
            <text:p>5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16" calcext:value-type="float">
            <text:p>16</text:p>
          </table:table-cell>
          <table:table-cell table:style-name="ce171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781" office:value-type="string" calcext:value-type="string">
            <text:p>lövészet</text:p>
          </table:table-cell>
          <table:table-cell table:style-name="ce1829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9"/>
          <table:table-cell table:style-name="ce363" table:number-columns-repeated="240"/>
          <table:table-cell table:number-columns-repeated="16128"/>
        </table:table-row>
        <table:table-row table:style-name="ro2">
          <table:table-cell table:style-name="ce1688"/>
          <table:table-cell table:number-columns-repeated="12"/>
          <table:table-cell table:style-name="ce602"/>
          <table:table-cell table:number-columns-repeated="16370"/>
        </table:table-row>
        <table:table-row table:style-name="ro2">
          <table:table-cell table:number-columns-repeated="13"/>
          <table:table-cell table:style-name="ce602"/>
          <table:table-cell table:number-columns-repeated="16370"/>
        </table:table-row>
        <table:table-row table:style-name="ro2">
          <table:table-cell table:number-columns-repeated="2"/>
          <table:table-cell table:style-name="ce1732"/>
          <table:table-cell table:number-columns-repeated="10"/>
          <table:table-cell table:style-name="ce60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6" table:default-cell-style-name="ce1478"/>
        <table:table-column table:style-name="co57" table:default-cell-style-name="ce1481"/>
        <table:table-column table:style-name="co58" table:default-cell-style-name="ce1478"/>
        <table:table-column table:style-name="co57" table:default-cell-style-name="ce1481"/>
        <table:table-column table:style-name="co59" table:default-cell-style-name="ce1478"/>
        <table:table-column table:style-name="co60" table:default-cell-style-name="ce1515"/>
        <table:table-column table:style-name="co61" table:default-cell-style-name="ce1478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9"/>
          <table:covered-table-cell table:style-name="ce1421"/>
          <table:covered-table-cell table:style-name="ce1692"/>
          <table:covered-table-cell table:style-name="ce1421"/>
          <table:table-cell table:style-name="ce61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9"/>
          <table:table-cell table:style-name="ce1413"/>
          <table:table-cell table:style-name="ce1692"/>
          <table:table-cell table:style-name="ce1413"/>
          <table:table-cell table:style-name="ce619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4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63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4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639" table:content-validation-name="val201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4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4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4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4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9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4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3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4"/>
          <table:table-cell table:style-name="Default"/>
          <table:table-cell table:style-name="ce354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5" table:default-cell-style-name="ce2021"/>
        <table:table-column table:style-name="co66" table:default-cell-style-name="ce2030"/>
        <table:table-column table:style-name="co67" table:default-cell-style-name="ce2039"/>
        <table:table-column table:style-name="co68" table:default-cell-style-name="ce2021"/>
        <table:table-column table:style-name="co69" table:default-cell-style-name="ce2048"/>
        <table:table-column table:style-name="co70" table:default-cell-style-name="ce2021"/>
        <table:table-column table:style-name="co71" table:default-cell-style-name="ce2021"/>
        <table:table-column table:style-name="co72" table:default-cell-style-name="ce2021"/>
        <table:table-column table:style-name="co73" table:default-cell-style-name="ce2064"/>
        <table:table-column table:style-name="co74" table:default-cell-style-name="ce2021"/>
        <table:table-column table:style-name="co75" table:default-cell-style-name="ce2021"/>
        <table:table-column table:style-name="co76" table:default-cell-style-name="Default"/>
        <table:table-column table:style-name="co77" table:default-cell-style-name="ce2021"/>
        <table:table-column table:style-name="co78" table:default-cell-style-name="ce2021"/>
        <table:table-column table:style-name="co7" table:default-cell-style-name="ce2021"/>
        <table:table-column table:style-name="co79" table:default-cell-style-name="Default"/>
        <table:table-row table:style-name="ro3">
          <table:table-cell table:style-name="ce202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29"/>
          <table:covered-table-cell table:style-name="ce2037"/>
          <table:covered-table-cell table:style-name="ce1853"/>
          <table:covered-table-cell table:style-name="ce1854"/>
          <table:covered-table-cell table:number-columns-repeated="3" table:style-name="ce1853"/>
          <table:covered-table-cell table:style-name="ce2063"/>
          <table:covered-table-cell table:number-columns-repeated="2" table:style-name="ce1853"/>
          <table:covered-table-cell/>
          <table:covered-table-cell table:style-name="ce1853"/>
          <table:covered-table-cell table:number-columns-repeated="3"/>
        </table:table-row>
        <table:table-row table:style-name="ro2">
          <table:table-cell table:number-columns-repeated="4"/>
          <table:table-cell table:style-name="ce1854"/>
          <table:table-cell table:style-name="ce1853"/>
          <table:table-cell table:number-columns-repeated="10"/>
        </table:table-row>
        <table:table-row table:style-name="ro2">
          <table:table-cell table:style-name="ce2022" office:value-type="string" calcext:value-type="string">
            <text:p>Általános fortélyok</text:p>
          </table:table-cell>
          <table:table-cell table:style-name="ce2031" office:value-type="string" calcext:value-type="string">
            <text:p>Max fok</text:p>
          </table:table-cell>
          <table:table-cell table:style-name="ce2031" office:value-type="string" calcext:value-type="string">
            <text:p>Kiterjeszti</text:p>
          </table:table-cell>
          <table:table-cell/>
          <table:table-cell table:style-name="ce2047" office:value-type="string" calcext:value-type="string">
            <text:p>Kiemelt Fortélyok</text:p>
          </table:table-cell>
          <table:table-cell table:style-name="ce1853"/>
          <table:table-cell/>
          <table:table-cell table:style-name="ce2047" office:value-type="string" calcext:value-type="string">
            <text:p>Faj Hátterek</text:p>
          </table:table-cell>
          <table:table-cell table:style-name="ce2047" office:value-type="string" calcext:value-type="string">
            <text:p>Karma Hátterek</text:p>
          </table:table-cell>
          <table:table-cell table:style-name="ce2047" office:value-type="string" calcext:value-type="string">
            <text:p>Leíró Hátterek</text:p>
          </table:table-cell>
          <table:table-cell/>
          <table:table-cell table:style-name="ce2022" office:value-type="string" calcext:value-type="string">
            <text:p>Nyelvek</text:p>
          </table:table-cell>
          <table:table-cell table:style-name="ce2047" office:value-type="string" calcext:value-type="string">
            <text:p>Rövidítés</text:p>
          </table:table-cell>
          <table:table-cell table:style-name="Default"/>
          <table:table-cell table:style-name="ce2022" office:value-type="string" calcext:value-type="string">
            <text:p>Varázslási módszerek</text:p>
          </table:table-cell>
          <table:table-cell table:style-name="ce2021"/>
        </table:table-row>
        <table:table-row table:style-name="ro2">
          <table:table-cell table:style-name="ce2023"/>
          <table:table-cell table:style-name="ce2033"/>
          <table:table-cell table:style-name="ce2040"/>
          <table:table-cell/>
          <table:table-cell table:style-name="Default"/>
          <table:table-cell table:style-name="ce1853"/>
          <table:table-cell/>
          <table:table-cell table:style-name="ce2023"/>
          <table:table-cell table:style-name="ce2021"/>
          <table:table-cell table:style-name="Default"/>
          <table:table-cell/>
          <table:table-cell table:style-name="ce2048"/>
          <table:table-cell/>
          <table:table-cell table:style-name="Default"/>
          <table:table-cell/>
          <table:table-cell table:style-name="ce2021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53"/>
          <table:table-cell/>
          <table:table-cell table:style-name="ce202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1" office:value-type="string" calcext:value-type="string">
            <text:p>Alkoholista</text:p>
          </table:table-cell>
          <table:table-cell table:style-name="ce2066" office:value-type="string" calcext:value-type="string">
            <text:p><text:span text:style-name="T26">➖➖➖ </text:span><text:span text:style-name="T44">Származás </text:span><text:span text:style-name="T45">➖➖➖</text:span></text:p>
          </table:table-cell>
          <table:table-cell/>
          <table:table-cell table:style-name="ce2048" office:value-type="string" calcext:value-type="string">
            <text:p><text:span text:style-name="T26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53"/>
          <table:table-cell/>
          <table:table-cell table:style-name="ce202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1" office:value-type="string" calcext:value-type="string">
            <text:p>Bajnok</text:p>
          </table:table-cell>
          <table:table-cell table:style-name="ce2027" office:value-type="string" calcext:value-type="string">
            <text:p>Árva</text:p>
          </table:table-cell>
          <table:table-cell/>
          <table:table-cell table:style-name="ce204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853"/>
          <table:table-cell/>
          <table:table-cell table:style-name="ce202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1" office:value-type="string" calcext:value-type="string">
            <text:p>Bukott</text:p>
          </table:table-cell>
          <table:table-cell table:style-name="ce2027" office:value-type="string" calcext:value-type="string">
            <text:p>Erdőlakó</text:p>
          </table:table-cell>
          <table:table-cell/>
          <table:table-cell table:style-name="ce204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2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1" office:value-type="string" calcext:value-type="string">
            <text:p>Gyerekgyilkos</text:p>
          </table:table-cell>
          <table:table-cell table:style-name="ce2027" office:value-type="string" calcext:value-type="string">
            <text:p>Jobbágy</text:p>
          </table:table-cell>
          <table:table-cell/>
          <table:table-cell table:style-name="ce204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Szabad Fortélyok</text:p>
          </table:table-cell>
          <table:table-cell table:style-name="ce2050" office:value-type="string" calcext:value-type="string">
            <text:p>Kiterjeszti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1" office:value-type="string" calcext:value-type="string">
            <text:p>Gyilkos</text:p>
          </table:table-cell>
          <table:table-cell table:style-name="ce2027" office:value-type="string" calcext:value-type="string">
            <text:p>Nemes</text:p>
          </table:table-cell>
          <table:table-cell/>
          <table:table-cell table:style-name="ce204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2023"/>
          <table:table-cell table:style-name="ce2051"/>
          <table:table-cell/>
          <table:table-cell table:style-name="ce202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1" office:value-type="string" calcext:value-type="string">
            <text:p>Hírhedt</text:p>
          </table:table-cell>
          <table:table-cell table:style-name="ce2027" office:value-type="string" calcext:value-type="string">
            <text:p>Polgár</text:p>
          </table:table-cell>
          <table:table-cell/>
          <table:table-cell table:style-name="ce204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ce202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0" office:value-type="string" calcext:value-type="string">
            <text:p><text:span text:style-name="T40">🟩</text:span> Befolyásolás, Emberismeret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1" office:value-type="string" calcext:value-type="string">
            <text:p>Hős</text:p>
          </table:table-cell>
          <table:table-cell table:style-name="ce2027" office:value-type="string" calcext:value-type="string">
            <text:p>Városlakó</text:p>
          </table:table-cell>
          <table:table-cell/>
          <table:table-cell table:style-name="ce204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7">
          <table:table-cell table:style-name="ce2025" office:value-type="string" calcext:value-type="string">
            <text:p>➖➖➖ Általános ➖➖➖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0" office:value-type="string" calcext:value-type="string">
            <text:p><text:span text:style-name="T41">🟥</text:span> Kvantikum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1" office:value-type="string" calcext:value-type="string">
            <text:p>Mágikus Összhang</text:p>
          </table:table-cell>
          <table:table-cell table:style-name="ce2066" office:value-type="string" calcext:value-type="string">
            <text:p><text:span text:style-name="T26">➖➖➖ Jellem, fóbiák, hobbik</text:span><text:span text:style-name="T44"> </text:span><text:span text:style-name="T45">➖➖➖ </text:span></text:p>
          </table:table-cell>
          <table:table-cell/>
          <table:table-cell table:style-name="ce204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7">
          <table:table-cell table:style-name="ce202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0" office:value-type="string" calcext:value-type="string">
            <text:p><text:span text:style-name="T34">🟩</text:span><text:span text:style-name="T42"> </text:span>Befolyásolás, Emberismeret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1" office:value-type="string" calcext:value-type="string">
            <text:p>Profán</text:p>
          </table:table-cell>
          <table:table-cell table:style-name="ce2066" office:value-type="string" calcext:value-type="string">
            <text:p>Élet</text:p>
          </table:table-cell>
          <table:table-cell/>
          <table:table-cell table:style-name="ce204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7">
          <table:table-cell table:style-name="ce202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0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66" office:value-type="string" calcext:value-type="string">
            <text:p>Rend</text:p>
          </table:table-cell>
          <table:table-cell/>
          <table:table-cell table:style-name="ce204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7">
          <table:table-cell table:style-name="ce202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0" office:value-type="string" calcext:value-type="string">
            <text:p>Érzékenység Tulajdonságodat segíti ízlelés esetén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66" office:value-type="string" calcext:value-type="string">
            <text:p>Halál</text:p>
          </table:table-cell>
          <table:table-cell/>
          <table:table-cell table:style-name="ce204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7">
          <table:table-cell table:style-name="ce202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0" office:value-type="string" calcext:value-type="string">
            <text:p>Érzékenység Tulajdonságodat segíti tapintás esetén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66" office:value-type="string" calcext:value-type="string">
            <text:p>Káosz</text:p>
          </table:table-cell>
          <table:table-cell/>
          <table:table-cell table:style-name="ce204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0" office:value-type="string" calcext:value-type="string">
            <text:p><text:span text:style-name="T34">🟩 </text:span>Művészetismeret;  <text:span text:style-name="T36">🟥 </text:span><text:span text:style-name="T4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27" office:value-type="string" calcext:value-type="string">
            <text:p>Alattomos</text:p>
          </table:table-cell>
          <table:table-cell/>
          <table:table-cell table:style-name="ce204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0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Álmodozó</text:p>
          </table:table-cell>
          <table:table-cell/>
          <table:table-cell table:style-name="ce204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8">
          <table:table-cell table:style-name="ce8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03" office:value-type="float" office:value="1" calcext:value-type="float">
            <text:p>1</text:p>
          </table:table-cell>
          <table:table-cell table:style-name="ce2042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202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0" office:value-type="string" calcext:value-type="string">
            <text:p><text:span text:style-name="T34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Autoriter</text:p>
          </table:table-cell>
          <table:table-cell/>
          <table:table-cell table:style-name="ce204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ce82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0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2047" office:value-type="string" calcext:value-type="string">
            <text:p>Kultúrkörök</text:p>
          </table:table-cell>
          <table:table-cell table:style-name="Default"/>
          <table:table-cell table:style-name="ce2027" office:value-type="string" calcext:value-type="string">
            <text:p>Barátságos</text:p>
          </table:table-cell>
          <table:table-cell/>
          <table:table-cell table:style-name="ce204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0" office:value-type="string" calcext:value-type="string">
            <text:p><text:span text:style-name="T34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27" office:value-type="string" calcext:value-type="string">
            <text:p>Cinikus</text:p>
          </table:table-cell>
          <table:table-cell/>
          <table:table-cell table:style-name="ce204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0" office:value-type="string" calcext:value-type="string">
            <text:p><text:span text:style-name="T34">🟩</text:span><text:span text:style-name="T42"> </text:span>Művészetismeret;  <text:span text:style-name="T36">🟥 </text:span><text:span text:style-name="T42">Képzőművészet</text:span></text:p>
          </table:table-cell>
          <table:table-cell/>
          <table:table-cell table:style-name="ce2027" office:value-type="string" calcext:value-type="string">
            <text:p>toroni</text:p>
          </table:table-cell>
          <table:table-cell table:style-name="Default"/>
          <table:table-cell table:style-name="ce2027" office:value-type="string" calcext:value-type="string">
            <text:p>Gondoskodó</text:p>
          </table:table-cell>
          <table:table-cell/>
          <table:table-cell table:style-name="ce204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60" office:value-type="string" calcext:value-type="string">
            <text:p><text:span text:style-name="T42">🟩 Nyomozás;  🟩Emberismeret</text:span></text:p>
          </table:table-cell>
          <table:table-cell/>
          <table:table-cell table:style-name="ce2027" office:value-type="string" calcext:value-type="string">
            <text:p>pyarroni</text:p>
          </table:table-cell>
          <table:table-cell table:style-name="Default"/>
          <table:table-cell table:style-name="ce2027" office:value-type="string" calcext:value-type="string">
            <text:p>Gyáva</text:p>
          </table:table-cell>
          <table:table-cell/>
          <table:table-cell table:style-name="ce204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6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27" office:value-type="string" calcext:value-type="string">
            <text:p>shadoni</text:p>
          </table:table-cell>
          <table:table-cell table:style-name="Default"/>
          <table:table-cell table:style-name="ce2027" office:value-type="string" calcext:value-type="string">
            <text:p>Gyűjtögető</text:p>
          </table:table-cell>
          <table:table-cell/>
          <table:table-cell table:style-name="ce204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0" office:value-type="string" calcext:value-type="string">
            <text:p><text:span text:style-name="T34">🟩</text:span><text:span text:style-name="T42"> </text:span>Idomítás;  <text:span text:style-name="T36">🟥 </text:span>Lovaglás, Léglovaglás</text:p>
          </table:table-cell>
          <table:table-cell/>
          <table:table-cell table:style-name="ce2027" office:value-type="string" calcext:value-type="string">
            <text:p>gorviki</text:p>
          </table:table-cell>
          <table:table-cell table:style-name="ce2051"/>
          <table:table-cell table:style-name="ce2027" office:value-type="string" calcext:value-type="string">
            <text:p>Hallgatag</text:p>
          </table:table-cell>
          <table:table-cell/>
          <table:table-cell table:style-name="ce204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2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0" office:value-type="string" calcext:value-type="string">
            <text:p><text:span text:style-name="T34">🟩</text:span><text:span text:style-name="T42"> </text:span>Hadászat</text:p>
          </table:table-cell>
          <table:table-cell/>
          <table:table-cell table:style-name="ce2027" office:value-type="string" calcext:value-type="string">
            <text:p>kráni</text:p>
          </table:table-cell>
          <table:table-cell/>
          <table:table-cell table:style-name="ce2027" office:value-type="string" calcext:value-type="string">
            <text:p>Hiszékeny</text:p>
          </table:table-cell>
          <table:table-cell/>
          <table:table-cell table:style-name="ce204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0" office:value-type="string" calcext:value-type="string">
            <text:p><text:span text:style-name="T34">🟩 </text:span>Befolyásolás, Emberismeret</text:p>
          </table:table-cell>
          <table:table-cell/>
          <table:table-cell table:style-name="ce2027" office:value-type="string" calcext:value-type="string">
            <text:p>ibarai</text:p>
          </table:table-cell>
          <table:table-cell table:style-name="ce2061"/>
          <table:table-cell table:style-name="ce2027" office:value-type="string" calcext:value-type="string">
            <text:p>Idealista</text:p>
          </table:table-cell>
          <table:table-cell/>
          <table:table-cell table:style-name="ce204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0" office:value-type="string" calcext:value-type="string">
            <text:p><text:span text:style-name="T34">🟩 </text:span><text:span text:style-name="T42">Kvantikum, </text:span>Nyomozás, Szakma: hivatalnok</text:p>
          </table:table-cell>
          <table:table-cell/>
          <table:table-cell table:style-name="ce2027" office:value-type="string" calcext:value-type="string">
            <text:p>törpe</text:p>
          </table:table-cell>
          <table:table-cell table:style-name="ce2061"/>
          <table:table-cell table:style-name="ce2027" office:value-type="string" calcext:value-type="string">
            <text:p>Kígyóiszonyos</text:p>
          </table:table-cell>
          <table:table-cell/>
          <table:table-cell table:style-name="ce204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0" office:value-type="string" calcext:value-type="string">
            <text:p><text:span text:style-name="T34">🟩 </text:span><text:span text:style-name="T42">Kvantikum, </text:span>Nyomozás</text:p>
          </table:table-cell>
          <table:table-cell/>
          <table:table-cell table:style-name="ce2027" office:value-type="string" calcext:value-type="string">
            <text:p>erv</text:p>
          </table:table-cell>
          <table:table-cell table:style-name="ce2061"/>
          <table:table-cell table:style-name="ce2027" office:value-type="string" calcext:value-type="string">
            <text:p>Megfontolt</text:p>
          </table:table-cell>
          <table:table-cell/>
          <table:table-cell table:style-name="ce204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0" office:value-type="string" calcext:value-type="string">
            <text:p><text:span text:style-name="T34">🟩 </text:span>Lexikum, Hadászat</text:p>
          </table:table-cell>
          <table:table-cell/>
          <table:table-cell table:style-name="ce2027" office:value-type="string" calcext:value-type="string">
            <text:p>elf</text:p>
          </table:table-cell>
          <table:table-cell table:style-name="ce2061"/>
          <table:table-cell table:style-name="ce2027" office:value-type="string" calcext:value-type="string">
            <text:p>Megbízhatatlan</text:p>
          </table:table-cell>
          <table:table-cell/>
          <table:table-cell table:style-name="ce204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0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Default"/>
          <table:table-cell table:style-name="ce2061"/>
          <table:table-cell table:style-name="ce2027" office:value-type="string" calcext:value-type="string">
            <text:p>Megbízható</text:p>
          </table:table-cell>
          <table:table-cell/>
          <table:table-cell table:style-name="ce2021" office:value-type="string" calcext:value-type="string">
            <text:p><text:span text:style-name="T26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0" office:value-type="string" calcext:value-type="string">
            <text:p><text:span text:style-name="T34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Default"/>
          <table:table-cell table:style-name="ce2061"/>
          <table:table-cell table:style-name="ce2027" office:value-type="string" calcext:value-type="string">
            <text:p>Meggondolatlan</text:p>
          </table:table-cell>
          <table:table-cell/>
          <table:table-cell table:style-name="ce204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0" office:value-type="string" calcext:value-type="string">
            <text:p><text:span text:style-name="T34">🟩 </text:span>Befolyásolás, Emberismeret</text:p>
          </table:table-cell>
          <table:table-cell/>
          <table:table-cell table:style-name="Default"/>
          <table:table-cell table:style-name="ce2061"/>
          <table:table-cell table:style-name="ce2027" office:value-type="string" calcext:value-type="string">
            <text:p>Naív</text:p>
          </table:table-cell>
          <table:table-cell/>
          <table:table-cell table:style-name="ce204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65"/>
          <table:table-cell table:style-name="ce2027" office:value-type="string" calcext:value-type="string">
            <text:p>Nagyképű</text:p>
          </table:table-cell>
          <table:table-cell/>
          <table:table-cell table:style-name="ce204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8">
          <table:table-cell table:style-name="ce82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35"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65"/>
          <table:table-cell table:style-name="ce2027" office:value-type="string" calcext:value-type="string">
            <text:p>Nárcisztikus</text:p>
          </table:table-cell>
          <table:table-cell/>
          <table:table-cell table:style-name="ce204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Pókiszonyos</text:p>
          </table:table-cell>
          <table:table-cell/>
          <table:table-cell table:style-name="ce204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Precíz</text:p>
          </table:table-cell>
          <table:table-cell/>
          <table:table-cell table:style-name="ce204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3">➖➖➖ Tudományos ➖➖➖</text:span>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Szerény</text:p>
          </table:table-cell>
          <table:table-cell/>
          <table:table-cell table:style-name="ce204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ce202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alpnyaló</text:p>
          </table:table-cell>
          <table:table-cell/>
          <table:table-cell table:style-name="ce2048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8">
          <table:table-cell table:style-name="ce8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ce202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iszteletreméltó</text:p>
          </table:table-cell>
          <table:table-cell/>
          <table:table-cell table:style-name="ce204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8">
          <table:table-cell table:style-name="ce202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eszetosza</text:p>
          </table:table-cell>
          <table:table-cell/>
          <table:table-cell table:style-name="ce204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8">
          <table:table-cell table:style-name="ce8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35" office:value-type="float" office:value="2" calcext:value-type="float">
            <text:p>2</text:p>
          </table:table-cell>
          <table:table-cell table:style-name="ce2043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ce202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ériszonyos</text:p>
          </table:table-cell>
          <table:table-cell/>
          <table:table-cell table:style-name="ce2021" office:value-type="string" calcext:value-type="string">
            <text:p><text:span text:style-name="T26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2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ce202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událékos</text:p>
          </table:table-cell>
          <table:table-cell/>
          <table:table-cell table:style-name="ce204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Szociális ➖➖➖</text:span>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0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4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2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0" office:value-type="string" calcext:value-type="string">
            <text:p><text:span text:style-name="T36">🟥 </text:span>Előadóművészet, Művészetismeret, Etiket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<text:span text:style-name="T26">➖➖➖ </text:span><text:span text:style-name="T44">Küllem, fizikum </text:span><text:span text:style-name="T45">➖➖➖ </text:span></text:p>
          </table:table-cell>
          <table:table-cell/>
          <table:table-cell table:style-name="ce204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0" office:value-type="string" calcext:value-type="string">
            <text:p><text:span text:style-name="T36">🟥 </text:span>Etiket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Alacsony</text:p>
          </table:table-cell>
          <table:table-cell/>
          <table:table-cell table:style-name="ce204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0" office:value-type="string" calcext:value-type="string">
            <text:p><text:span text:style-name="T34">🟩 </text:span><text:span text:style-name="T42">Kvantikum, </text:span>Nyomozás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Albínó</text:p>
          </table:table-cell>
          <table:table-cell/>
          <table:table-cell table:style-name="ce204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03"/>
          <table:table-cell table:style-name="ce2044"/>
          <table:table-cell table:style-name="Default"/>
          <table:table-cell table:style-name="ce828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60" office:value-type="string" calcext:value-type="string">
            <text:p><text:span text:style-name="T34">🟩 </text:span><text:span text:style-name="T42">Nyomozás;   </text:span><text:span text:style-name="T43">🟥 </text:span><text:span text:style-name="T42">Városi jártasság, Etikett</text:span>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Divatos</text:p>
          </table:table-cell>
          <table:table-cell/>
          <table:table-cell table:style-name="ce2021" office:value-type="string" calcext:value-type="string">
            <text:p><text:span text:style-name="T26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03"/>
          <table:table-cell table:style-name="ce2044"/>
          <table:table-cell/>
          <table:table-cell table:style-name="ce82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Jóképű</text:p>
          </table:table-cell>
          <table:table-cell/>
          <table:table-cell table:style-name="ce202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03"/>
          <table:table-cell table:style-name="ce2044"/>
          <table:table-cell/>
          <table:table-cell table:style-name="ce82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Kövér</text:p>
          </table:table-cell>
          <table:table-cell/>
          <table:table-cell table:style-name="ce202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22" office:value-type="string" calcext:value-type="string">
            <text:p>Harci fortélyok</text:p>
          </table:table-cell>
          <table:table-cell table:style-name="ce703"/>
          <table:table-cell table:style-name="ce2044"/>
          <table:table-cell table:style-name="Default"/>
          <table:table-cell table:style-name="ce82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Magas</text:p>
          </table:table-cell>
          <table:table-cell/>
          <table:table-cell table:style-name="ce2021"/>
          <table:table-cell table:style-name="ce2064"/>
          <table:table-cell table:number-columns-repeated="3"/>
        </table:table-row>
        <table:table-row table:style-name="ro1">
          <table:table-cell table:style-name="ce202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44"/>
          <table:table-cell table:style-name="Default"/>
          <table:table-cell table:style-name="ce82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0" office:value-type="string" calcext:value-type="string">
            <text:p><text:span text:style-name="T42">🟥 </text:span>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44"/>
          <table:table-cell/>
          <table:table-cell table:style-name="ce82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0" office:value-type="string" calcext:value-type="string">
            <text:p><text:span text:style-name="T42">🟥 </text:span>Előadóművészet</text:p>
          </table:table-cell>
          <table:table-cell table:style-name="Default" table:number-columns-repeated="3"/>
          <table:table-cell table:style-name="ce202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ce2049" table:formula="of:=COUNTA([.E12:.E53])" office:value-type="float" office:value="42" calcext:value-type="float">
            <text:p>42</text:p>
          </table:table-cell>
          <table:table-cell table:style-name="ce2060"/>
          <table:table-cell table:style-name="Default" table:number-columns-repeated="3"/>
          <table:table-cell table:style-name="ce202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/>
          <table:table-cell table:style-name="ce2062"/>
          <table:table-cell table:style-name="Default" table:number-columns-repeated="3"/>
          <table:table-cell table:style-name="ce202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2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27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8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66" office:value-type="string" calcext:value-type="string">
            <text:p><text:span text:style-name="T26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Default" table:number-columns-repeated="4"/>
          <table:table-cell table:style-name="ce206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41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35" office:value-type="float" office:value="2" calcext:value-type="float">
            <text:p>2</text:p>
          </table:table-cell>
          <table:table-cell table:style-name="ce204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35" office:value-type="float" office:value="2" calcext:value-type="float">
            <text:p>2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22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2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67" office:value-type="string" calcext:value-type="string">
            <text:p>Karakter pontok (KP) elosztása </text:p>
          </table:table-cell>
          <table:table-cell table:style-name="ce2067"/>
          <table:table-cell table:number-columns-repeated="16382"/>
        </table:table-row>
        <table:table-row table:style-name="ro22">
          <table:table-cell/>
          <table:table-cell table:style-name="ce206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68"/>
          <table:table-cell table:number-columns-repeated="16382"/>
        </table:table-row>
        <table:table-row table:style-name="ro29">
          <table:table-cell/>
          <table:table-cell table:style-name="ce206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68"/>
          <table:table-cell table:number-columns-repeated="16382"/>
        </table:table-row>
        <table:table-row table:style-name="ro29">
          <table:table-cell/>
          <table:table-cell table:style-name="ce206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6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68"/>
          <table:table-cell table:number-columns-repeated="16382"/>
        </table:table-row>
        <table:table-row table:style-name="ro29">
          <table:table-cell/>
          <table:table-cell table:style-name="ce206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68"/>
          <table:table-cell table:number-columns-repeated="16382"/>
        </table:table-row>
        <table:table-row table:style-name="ro22">
          <table:table-cell table:style-name="ce206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6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6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6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6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2" table:default-cell-style-name="ce354"/>
        <table:table-row table:style-name="ro8">
          <table:table-cell table:style-name="ce2125" office:value-type="string" calcext:value-type="string">
            <text:p>V8.7.7</text:p>
          </table:table-cell>
        </table:table-row>
        <table:table-row table:style-name="ro8">
          <table:table-cell table:style-name="ce2126" office:value-type="string" calcext:value-type="string">
            <text:p>* Új Szabad Fortély: Kihallgatás</text:p>
          </table:table-cell>
        </table:table-row>
        <table:table-row table:style-name="ro8">
          <table:table-cell table:style-name="ce212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6</text:p>
          </table:table-cell>
        </table:table-row>
        <table:table-row table:style-name="ro8">
          <table:table-cell table:style-name="ce212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8">
          <table:table-cell table:style-name="ce2126" office:value-type="string" calcext:value-type="string">
            <text:p>* Szekunder fortélyoknál új oszlop: mely képzettségeket terjeszt ki</text:p>
          </table:table-cell>
        </table:table-row>
        <table:table-row table:style-name="ro8">
          <table:table-cell table:style-name="ce2126" office:value-type="string" calcext:value-type="string">
            <text:p>* Keresés (2) és Nyomolvasás (2) külön fortélyok lettek</text:p>
          </table:table-cell>
        </table:table-row>
        <table:table-row table:style-name="ro8">
          <table:table-cell table:style-name="ce2126" office:value-type="string" calcext:value-type="string">
            <text:p>* Kínzás képzettség megszün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5</text:p>
          </table:table-cell>
        </table:table-row>
        <table:table-row table:style-name="ro8">
          <table:table-cell table:style-name="ce2126" office:value-type="string" calcext:value-type="string">
            <text:p>* Minden képzettség és fortély URL frissítése</text:p>
          </table:table-cell>
        </table:table-row>
        <table:table-row table:style-name="ro8">
          <table:table-cell table:style-name="ce2126" office:value-type="string" calcext:value-type="string">
            <text:p>* Erős és Normál kiterjesztés minden kiterjesztős fortélyhoz</text:p>
          </table:table-cell>
        </table:table-row>
        <table:table-row table:style-name="ro8">
          <table:table-cell table:style-name="ce212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5"/>
        </table:table-row>
        <table:table-row table:style-name="ro8">
          <table:table-cell table:style-name="ce2125" office:value-type="string" calcext:value-type="string">
            <text:p>V8.7.4</text:p>
          </table:table-cell>
        </table:table-row>
        <table:table-row table:style-name="ro8">
          <table:table-cell table:style-name="ce2126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26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26" office:value-type="string" calcext:value-type="string">
            <text:p>* BUGFIX: Misztikus fülön szint és fok túllépés check nem működött</text:p>
          </table:table-cell>
        </table:table-row>
        <table:table-row table:style-name="ro8">
          <table:table-cell table:style-name="ce2126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127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3</text:p>
          </table:table-cell>
        </table:table-row>
        <table:table-row table:style-name="ro8">
          <table:table-cell table:style-name="ce2126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26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26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26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26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2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2</text:p>
          </table:table-cell>
        </table:table-row>
        <table:table-row table:style-name="ro8">
          <table:table-cell table:style-name="ce2126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26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2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1</text:p>
          </table:table-cell>
        </table:table-row>
        <table:table-row table:style-name="ro8">
          <table:table-cell table:style-name="ce2126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2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0</text:p>
          </table:table-cell>
        </table:table-row>
        <table:table-row table:style-name="ro8">
          <table:table-cell table:style-name="ce2126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26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26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26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2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9</text:p>
          </table:table-cell>
        </table:table-row>
        <table:table-row table:style-name="ro8">
          <table:table-cell table:style-name="ce2126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2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2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2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8</text:p>
          </table:table-cell>
        </table:table-row>
        <table:table-row table:style-name="ro8">
          <table:table-cell table:style-name="ce2126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26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2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26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26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2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7</text:p>
          </table:table-cell>
        </table:table-row>
        <table:table-row table:style-name="ro8">
          <table:table-cell table:style-name="ce2126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26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26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26" office:value-type="string" calcext:value-type="string">
            <text:p>* Tradíció lista frissítve</text:p>
          </table:table-cell>
        </table:table-row>
        <table:table-row table:style-name="ro8">
          <table:table-cell table:style-name="ce212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6</text:p>
          </table:table-cell>
        </table:table-row>
        <table:table-row table:style-name="ro8">
          <table:table-cell table:style-name="ce212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5</text:p>
          </table:table-cell>
        </table:table-row>
        <table:table-row table:style-name="ro8">
          <table:table-cell table:style-name="ce2126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2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26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2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4</text:p>
          </table:table-cell>
        </table:table-row>
        <table:table-row table:style-name="ro8">
          <table:table-cell table:style-name="ce2126" office:value-type="string" calcext:value-type="string">
            <text:p>* KP Alap megszűnt</text:p>
          </table:table-cell>
        </table:table-row>
        <table:table-row table:style-name="ro8">
          <table:table-cell table:style-name="ce2126" office:value-type="string" calcext:value-type="string">
            <text:p>* KP / Szint: 50 + Intelligencia</text:p>
          </table:table-cell>
        </table:table-row>
        <table:table-row table:style-name="ro8">
          <table:table-cell table:style-name="ce2126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26" office:value-type="string" calcext:value-type="string">
            <text:p>* Új Leíró Hátterek</text:p>
          </table:table-cell>
        </table:table-row>
        <table:table-row table:style-name="ro8">
          <table:table-cell table:style-name="ce212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3</text:p>
          </table:table-cell>
        </table:table-row>
        <table:table-row table:style-name="ro8">
          <table:table-cell table:style-name="ce2126" office:value-type="string" calcext:value-type="string">
            <text:p>* Helyismeret db számláló</text:p>
          </table:table-cell>
        </table:table-row>
        <table:table-row table:style-name="ro8">
          <table:table-cell table:style-name="ce2126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26" office:value-type="string" calcext:value-type="string">
            <text:p>* Hadvezetés átnevezve: Hadászat</text:p>
          </table:table-cell>
        </table:table-row>
        <table:table-row table:style-name="ro8">
          <table:table-cell table:style-name="ce2126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26" office:value-type="string" calcext:value-type="string">
            <text:p>* Leíró Hátterek bekerültek</text:p>
          </table:table-cell>
        </table:table-row>
        <table:table-row table:style-name="ro8">
          <table:table-cell table:style-name="ce2126" office:value-type="string" calcext:value-type="string">
            <text:p>* Vadember fortély bekerül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2</text:p>
          </table:table-cell>
        </table:table-row>
        <table:table-row table:style-name="ro8">
          <table:table-cell table:style-name="ce2126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26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2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26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26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2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1</text:p>
          </table:table-cell>
        </table:table-row>
        <table:table-row table:style-name="ro8">
          <table:table-cell table:style-name="ce2126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26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26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26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26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26" office:value-type="string" calcext:value-type="string">
            <text:p>* rengeteg apró javítás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0</text:p>
          </table:table-cell>
        </table:table-row>
        <table:table-row table:style-name="ro8">
          <table:table-cell table:style-name="ce212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26" office:value-type="string" calcext:value-type="string">
            <text:p>* Data fül teljes átrendez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5.1</text:p>
          </table:table-cell>
        </table:table-row>
        <table:table-row table:style-name="ro8">
          <table:table-cell table:style-name="ce2126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26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26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2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5.0 – 1K</text:p>
          </table:table-cell>
        </table:table-row>
        <table:table-row table:style-name="ro8">
          <table:table-cell table:style-name="ce2126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26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26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26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26" office:value-type="string" calcext:value-type="string">
            <text:p>* SFÉ számítása automatikus</text:p>
          </table:table-cell>
        </table:table-row>
        <table:table-row table:style-name="ro8">
          <table:table-cell table:style-name="ce2126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26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26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26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26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2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3.2</text:p>
          </table:table-cell>
        </table:table-row>
        <table:table-row table:style-name="ro8">
          <table:table-cell table:style-name="ce2126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26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2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3.1</text:p>
          </table:table-cell>
        </table:table-row>
        <table:table-row table:style-name="ro8">
          <table:table-cell table:style-name="ce2126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26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26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26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26" office:value-type="string" calcext:value-type="string">
            <text:p>* Hamisítás képzettség bekötve</text:p>
          </table:table-cell>
        </table:table-row>
        <table:table-row table:style-name="ro8">
          <table:table-cell table:style-name="ce2126" office:value-type="string" calcext:value-type="string">
            <text:p>* Szakma lista</text:p>
          </table:table-cell>
        </table:table-row>
        <table:table-row table:style-name="ro8">
          <table:table-cell table:style-name="ce212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3.0</text:p>
          </table:table-cell>
        </table:table-row>
        <table:table-row table:style-name="ro8">
          <table:table-cell table:style-name="ce2126" office:value-type="string" calcext:value-type="string">
            <text:p>* Történelemismeret: Átfogó</text:p>
          </table:table-cell>
        </table:table-row>
        <table:table-row table:style-name="ro8">
          <table:table-cell table:style-name="ce2126" office:value-type="string" calcext:value-type="string">
            <text:p>* Műveltség: Átlagos (új)</text:p>
          </table:table-cell>
        </table:table-row>
        <table:table-row table:style-name="ro8">
          <table:table-cell table:style-name="ce2126" office:value-type="string" calcext:value-type="string">
            <text:p>* Irodalom-ismeret megszűnt</text:p>
          </table:table-cell>
        </table:table-row>
        <table:table-row table:style-name="ro8">
          <table:table-cell table:style-name="ce2126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26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26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2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2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2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6</text:p>
          </table:table-cell>
        </table:table-row>
        <table:table-row table:style-name="ro8">
          <table:table-cell table:style-name="ce2126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26" office:value-type="string" calcext:value-type="string">
            <text:p>* Helyismeret Bónusz háttér lett</text:p>
          </table:table-cell>
        </table:table-row>
        <table:table-row table:style-name="ro8">
          <table:table-cell table:style-name="ce2126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26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26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26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26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26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2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4</text:p>
          </table:table-cell>
        </table:table-row>
        <table:table-row table:style-name="ro8">
          <table:table-cell table:style-name="ce2126" office:value-type="string" calcext:value-type="string">
            <text:p>* Fülek átnevezése, színezése</text:p>
          </table:table-cell>
        </table:table-row>
        <table:table-row table:style-name="ro8">
          <table:table-cell table:style-name="ce212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3</text:p>
          </table:table-cell>
        </table:table-row>
        <table:table-row table:style-name="ro8">
          <table:table-cell table:style-name="ce2126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26" office:value-type="string" calcext:value-type="string">
            <text:p>* Új fül: Fortélyok</text:p>
          </table:table-cell>
        </table:table-row>
        <table:table-row table:style-name="ro2">
          <table:table-cell table:style-name="ce2125"/>
        </table:table-row>
        <table:table-row table:style-name="ro8">
          <table:table-cell table:style-name="ce2125" office:value-type="string" calcext:value-type="string">
            <text:p>V8.2.2</text:p>
          </table:table-cell>
        </table:table-row>
        <table:table-row table:style-name="ro8">
          <table:table-cell table:style-name="ce2126" office:value-type="string" calcext:value-type="string">
            <text:p>* Új betűtípus: Avenir</text:p>
          </table:table-cell>
        </table:table-row>
        <table:table-row table:style-name="ro8">
          <table:table-cell table:style-name="ce2126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26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2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0</text:p>
          </table:table-cell>
        </table:table-row>
        <table:table-row table:style-name="ro8">
          <table:table-cell table:style-name="ce2126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26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26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26" office:value-type="string" calcext:value-type="string">
            <text:p>* Kétkezes harc táblázat</text:p>
          </table:table-cell>
        </table:table-row>
        <table:table-row table:style-name="ro8">
          <table:table-cell table:style-name="ce2126" office:value-type="string" calcext:value-type="string">
            <text:p>* Páncélok, vértek tábláza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1.1</text:p>
          </table:table-cell>
        </table:table-row>
        <table:table-row table:style-name="ro8">
          <table:table-cell table:style-name="ce2126" office:value-type="string" calcext:value-type="string">
            <text:p>* Max szint: 21</text:p>
          </table:table-cell>
        </table:table-row>
        <table:table-row table:style-name="ro8">
          <table:table-cell table:style-name="ce2126" office:value-type="string" calcext:value-type="string">
            <text:p>* KP Alap: 150</text:p>
          </table:table-cell>
        </table:table-row>
        <table:table-row table:style-name="ro8">
          <table:table-cell table:style-name="ce2126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2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1.0</text:p>
          </table:table-cell>
        </table:table-row>
        <table:table-row table:style-name="ro2">
          <table:table-cell table:style-name="ce212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6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26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26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26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26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2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26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2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5</text:p>
          </table:table-cell>
        </table:table-row>
        <table:table-row table:style-name="ro2">
          <table:table-cell table:style-name="ce212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6" office:value-type="string" calcext:value-type="string">
            <text:p>* KP maradt warning formázás</text:p>
          </table:table-cell>
        </table:table-row>
        <table:table-row table:style-name="ro2">
          <table:table-cell table:style-name="ce212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1</text:p>
          </table:table-cell>
        </table:table-row>
        <table:table-row table:style-name="ro2">
          <table:table-cell table:style-name="ce212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0</text:p>
          </table:table-cell>
        </table:table-row>
        <table:table-row table:style-name="ro2">
          <table:table-cell table:style-name="ce212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26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12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3</text:p>
          </table:table-cell>
        </table:table-row>
        <table:table-row table:style-name="ro2">
          <table:table-cell table:style-name="ce2126" office:value-type="string" calcext:value-type="string">
            <text:p>* Új érték: Aura (3.fül)</text:p>
          </table:table-cell>
        </table:table-row>
        <table:table-row table:style-name="ro2">
          <table:table-cell table:style-name="ce212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2</text:p>
          </table:table-cell>
        </table:table-row>
        <table:table-row table:style-name="ro8">
          <table:table-cell table:style-name="ce212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7.9.1</text:p>
          </table:table-cell>
        </table:table-row>
        <table:table-row table:style-name="ro8">
          <table:table-cell table:style-name="ce2126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2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</text:p>
          </table:table-cell>
        </table:table-row>
        <table:table-row table:style-name="ro2">
          <table:table-cell table:style-name="ce212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8</text:p>
          </table:table-cell>
        </table:table-row>
        <table:table-row table:style-name="ro2">
          <table:table-cell table:style-name="ce212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7.1</text:p>
          </table:table-cell>
        </table:table-row>
        <table:table-row table:style-name="ro2">
          <table:table-cell table:style-name="ce213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7</text:p>
          </table:table-cell>
        </table:table-row>
        <table:table-row table:style-name="ro2">
          <table:table-cell table:style-name="ce212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6.1</text:p>
          </table:table-cell>
        </table:table-row>
        <table:table-row table:style-name="ro2">
          <table:table-cell table:style-name="ce213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6</text:p>
          </table:table-cell>
        </table:table-row>
        <table:table-row table:style-name="ro2">
          <table:table-cell table:style-name="ce212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5</text:p>
          </table:table-cell>
        </table:table-row>
        <table:table-row table:style-name="ro2">
          <table:table-cell table:style-name="ce213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4</text:p>
          </table:table-cell>
        </table:table-row>
        <table:table-row table:style-name="ro2">
          <table:table-cell table:style-name="ce213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29" office:value-type="string" calcext:value-type="string">
            <text:p>V7.3</text:p>
          </table:table-cell>
        </table:table-row>
        <table:table-row table:style-name="ro2">
          <table:table-cell table:style-name="ce212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2</text:p>
          </table:table-cell>
        </table:table-row>
        <table:table-row table:style-name="ro2">
          <table:table-cell table:style-name="ce212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1</text:p>
          </table:table-cell>
        </table:table-row>
        <table:table-row table:style-name="ro2">
          <table:table-cell table:style-name="ce2128" office:value-type="string" calcext:value-type="string">
            <text:p>* Buzogány harcértéke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0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2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9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8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7</text:p>
          </table:table-cell>
        </table:table-row>
        <table:table-row table:style-name="ro2">
          <table:table-cell table:style-name="ce212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6</text:p>
          </table:table-cell>
        </table:table-row>
        <table:table-row table:style-name="ro2">
          <table:table-cell table:style-name="ce2128" office:value-type="string" calcext:value-type="string">
            <text:p>* Akrobatika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5</text:p>
          </table:table-cell>
        </table:table-row>
        <table:table-row table:style-name="ro2">
          <table:table-cell table:style-name="ce212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4</text:p>
          </table:table-cell>
        </table:table-row>
        <table:table-row table:style-name="ro2">
          <table:table-cell table:style-name="ce2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3</text:p>
          </table:table-cell>
        </table:table-row>
        <table:table-row table:style-name="ro2">
          <table:table-cell table:style-name="ce212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2</text:p>
          </table:table-cell>
        </table:table-row>
        <table:table-row table:style-name="ro2">
          <table:table-cell table:style-name="ce212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8" office:value-type="string" calcext:value-type="string">
            <text:p>* Licenc szöveg módosult kicsit</text:p>
          </table:table-cell>
        </table:table-row>
        <table:table-row table:style-name="ro2">
          <table:table-cell table:style-name="ce212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8" office:value-type="string" calcext:value-type="string">
            <text:p>* Mágia tradíciókhoz infobox</text:p>
          </table:table-cell>
        </table:table-row>
        <table:table-row table:style-name="ro2">
          <table:table-cell table:style-name="ce212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1</text:p>
          </table:table-cell>
        </table:table-row>
        <table:table-row table:style-name="ro2">
          <table:table-cell table:style-name="ce212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0</text:p>
          </table:table-cell>
        </table:table-row>
        <table:table-row table:style-name="ro2">
          <table:table-cell table:style-name="ce212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9</text:p>
          </table:table-cell>
        </table:table-row>
        <table:table-row table:style-name="ro2">
          <table:table-cell table:style-name="ce2128" office:value-type="string" calcext:value-type="string">
            <text:p>* Kis javításo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8</text:p>
          </table:table-cell>
        </table:table-row>
        <table:table-row table:style-name="ro2">
          <table:table-cell table:style-name="ce2128" office:value-type="string" calcext:value-type="string">
            <text:p>* CC licenc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7</text:p>
          </table:table-cell>
        </table:table-row>
        <table:table-row table:style-name="ro2">
          <table:table-cell table:style-name="ce212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6</text:p>
          </table:table-cell>
        </table:table-row>
        <table:table-row table:style-name="ro2">
          <table:table-cell table:style-name="ce212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5</text:p>
          </table:table-cell>
        </table:table-row>
        <table:table-row table:style-name="ro2">
          <table:table-cell table:style-name="ce213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5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ülső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4</text:p>
          </table:table-cell>
        </table:table-row>
        <table:table-row table:style-name="ro2">
          <table:table-cell table:style-name="ce212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8" office:value-type="string" calcext:value-type="string">
            <text:p>* 1HM=5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3</text:p>
          </table:table-cell>
        </table:table-row>
        <table:table-row table:style-name="ro2">
          <table:table-cell table:style-name="ce213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2</text:p>
          </table:table-cell>
        </table:table-row>
        <table:table-row table:style-name="ro2">
          <table:table-cell table:style-name="ce212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1</text:p>
          </table:table-cell>
        </table:table-row>
        <table:table-row table:style-name="ro2">
          <table:table-cell table:style-name="ce2131" office:value-type="string" calcext:value-type="string">
            <text:p>* Könnyű KP oszlop javítása</text:p>
          </table:table-cell>
        </table:table-row>
        <table:table-row table:style-name="ro2">
          <table:table-cell table:style-name="ce213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0</text:p>
          </table:table-cell>
        </table:table-row>
        <table:table-row table:style-name="ro2">
          <table:table-cell table:style-name="ce2131" office:value-type="string" calcext:value-type="string">
            <text:p>*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9</text:p>
          </table:table-cell>
        </table:table-row>
        <table:table-row table:style-name="ro32">
          <table:table-cell table:style-name="ce2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1" office:value-type="string" calcext:value-type="string">
            <text:p>* CHM egyszerűbb neve: CM</text:p>
          </table:table-cell>
        </table:table-row>
        <table:table-row table:style-name="ro2">
          <table:table-cell table:style-name="ce213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8</text:p>
          </table:table-cell>
        </table:table-row>
        <table:table-row table:style-name="ro2">
          <table:table-cell table:style-name="ce213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7</text:p>
          </table:table-cell>
        </table:table-row>
        <table:table-row table:style-name="ro2">
          <table:table-cell table:style-name="ce2131" office:value-type="string" calcext:value-type="string">
            <text:p>* Mana korlát eltörlése</text:p>
          </table:table-cell>
        </table:table-row>
        <table:table-row table:style-name="ro2">
          <table:table-cell table:style-name="ce2131" office:value-type="string" calcext:value-type="string">
            <text:p>* Mágia tradíciók: 50KP</text:p>
          </table:table-cell>
        </table:table-row>
        <table:table-row table:style-name="ro2">
          <table:table-cell table:style-name="ce2131" office:value-type="string" calcext:value-type="string">
            <text:p>* KÉ-be ismét beszámít a TSZ</text:p>
          </table:table-cell>
        </table:table-row>
        <table:table-row table:style-name="ro2">
          <table:table-cell table:style-name="ce213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1" office:value-type="string" calcext:value-type="string">
            <text:p>* KP/szint: 80KP (eddig 70 volt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6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5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4</text:p>
          </table:table-cell>
        </table:table-row>
        <table:table-row table:style-name="ro2">
          <table:table-cell table:style-name="ce213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3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2</text:p>
          </table:table-cell>
        </table:table-row>
        <table:table-row table:style-name="ro2">
          <table:table-cell table:style-name="ce213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1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0</text:p>
          </table:table-cell>
        </table:table-row>
        <table:table-row table:style-name="ro2">
          <table:table-cell table:style-name="ce213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1" office:value-type="string" calcext:value-type="string">
            <text:p>* Belharc harcmodor törölve</text:p>
          </table:table-cell>
        </table:table-row>
        <table:table-row table:style-name="ro2">
          <table:table-cell table:style-name="ce2131" office:value-type="string" calcext:value-type="string">
            <text:p>* Fortély cellák átalak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9</text:p>
          </table:table-cell>
        </table:table-row>
        <table:table-row table:style-name="ro2">
          <table:table-cell table:style-name="ce2131" office:value-type="string" calcext:value-type="string">
            <text:p>* KP/Szint = 70 + Intelligencia</text:p>
          </table:table-cell>
        </table:table-row>
        <table:table-row table:style-name="ro2">
          <table:table-cell table:style-name="ce213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8</text:p>
          </table:table-cell>
        </table:table-row>
        <table:table-row table:style-name="ro2">
          <table:table-cell table:style-name="ce213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7</text:p>
          </table:table-cell>
        </table:table-row>
        <table:table-row table:style-name="ro2">
          <table:table-cell table:style-name="ce2131" office:value-type="string" calcext:value-type="string">
            <text:p>* Max egyfajta HM hiba jav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6</text:p>
          </table:table-cell>
        </table:table-row>
        <table:table-row table:style-name="ro2">
          <table:table-cell table:style-name="ce213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3.5</text:p>
          </table:table-cell>
        </table:table-row>
        <table:table-row table:style-name="ro2">
          <table:table-cell table:style-name="ce2136" office:value-type="string" calcext:value-type="string">
            <text:p>* 1ψP = 2KP</text:p>
          </table:table-cell>
        </table:table-row>
        <table:table-row table:style-name="ro2">
          <table:table-cell table:style-name="ce2136" office:value-type="string" calcext:value-type="string">
            <text:p>* 1 MP = 3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4</text:p>
          </table:table-cell>
        </table:table-row>
        <table:table-row table:style-name="ro2">
          <table:table-cell table:style-name="ce2131" office:value-type="string" calcext:value-type="string">
            <text:p>* Apró javítások</text:p>
          </table:table-cell>
        </table:table-row>
        <table:table-row table:style-name="ro2">
          <table:table-cell table:style-name="ce213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3</text:p>
          </table:table-cell>
        </table:table-row>
        <table:table-row table:style-name="ro2">
          <table:table-cell table:style-name="ce213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6" office:value-type="string" calcext:value-type="string">
            <text:p>* 1 CHM = 4KP</text:p>
          </table:table-cell>
        </table:table-row>
        <table:table-row table:style-name="ro2">
          <table:table-cell table:style-name="ce213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6" office:value-type="string" calcext:value-type="string">
            <text:p>* 5HM-&gt;3HM másra</text:p>
          </table:table-cell>
        </table:table-row>
        <table:table-row table:style-name="ro2">
          <table:table-cell table:style-name="ce2136" office:value-type="string" calcext:value-type="string">
            <text:p>* 4HM-&gt;2HM másra</text:p>
          </table:table-cell>
        </table:table-row>
        <table:table-row table:style-name="ro2">
          <table:table-cell table:style-name="ce2136" office:value-type="string" calcext:value-type="string">
            <text:p>* 3HM-&gt;1HM más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1</text:p>
          </table:table-cell>
        </table:table-row>
        <table:table-row table:style-name="ro2">
          <table:table-cell table:style-name="ce213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8, V2.9</text:p>
          </table:table-cell>
        </table:table-row>
        <table:table-row table:style-name="ro2">
          <table:table-cell table:style-name="ce213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7</text:p>
          </table:table-cell>
        </table:table-row>
        <table:table-row table:style-name="ro2">
          <table:table-cell table:style-name="ce213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6" office:value-type="string" calcext:value-type="string">
            <text:p>* Életerő táblázat bekerült</text:p>
          </table:table-cell>
        </table:table-row>
        <table:table-row table:style-name="ro2">
          <table:table-cell table:style-name="ce213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6</text:p>
          </table:table-cell>
        </table:table-row>
        <table:table-row table:style-name="ro2">
          <table:table-cell table:style-name="ce213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6" office:value-type="string" calcext:value-type="string">
            <text:p>sehol a nyomtatási képből</text:p>
          </table:table-cell>
        </table:table-row>
        <table:table-row table:style-name="ro2">
          <table:table-cell table:style-name="ce2129" office:value-type="string" calcext:value-type="string">
            <text:p>v2.5</text:p>
          </table:table-cell>
        </table:table-row>
        <table:table-row table:style-name="ro2">
          <table:table-cell table:style-name="ce213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2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3" table:default-cell-style-name="ce2021"/>
        <table:table-column table:style-name="co84" table:default-cell-style-name="ce1610"/>
        <table:table-column table:style-name="co85" table:default-cell-style-name="ce2021"/>
        <table:table-column table:style-name="co86" table:default-cell-style-name="ce2021"/>
        <table:table-column table:style-name="co85" table:default-cell-style-name="ce2021"/>
        <table:table-column table:style-name="co87" table:default-cell-style-name="ce2021"/>
        <table:table-column table:style-name="co88" table:default-cell-style-name="ce2021"/>
        <table:table-column table:style-name="co89" table:default-cell-style-name="ce2021"/>
        <table:table-column table:style-name="co90" table:default-cell-style-name="ce2021"/>
        <table:table-column table:style-name="co91" table:default-cell-style-name="ce2021"/>
        <table:table-column table:style-name="co92" table:default-cell-style-name="ce2021"/>
        <table:table-column table:style-name="co79" table:default-cell-style-name="ce2021"/>
        <table:table-column table:style-name="co93" table:default-cell-style-name="ce2021"/>
        <table:table-column table:style-name="co94" table:default-cell-style-name="ce2021"/>
        <table:table-column table:style-name="co95" table:default-cell-style-name="ce2021"/>
        <table:table-column table:style-name="co96" table:default-cell-style-name="ce2021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703"/>
        <table:table-column table:style-name="co99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6"/>
          <table:covered-table-cell table:style-name="ce1983"/>
          <table:covered-table-cell table:number-columns-repeated="6" table:style-name="ce1976"/>
          <table:covered-table-cell table:number-columns-repeated="3" table:style-name="ce2007"/>
          <table:covered-table-cell table:style-name="ce197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6"/>
          <table:table-cell table:style-name="ce1983"/>
          <table:table-cell table:style-name="ce1976" table:number-columns-repeated="6"/>
          <table:table-cell table:style-name="ce2007" table:number-columns-repeated="3"/>
          <table:table-cell table:style-name="ce197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3" office:value-type="string" calcext:value-type="string">
            <text:p>Szint</text:p>
          </table:table-cell>
          <table:table-cell table:style-name="ce1993" office:value-type="string" calcext:value-type="string" table:number-columns-spanned="2" table:number-rows-spanned="1">
            <text:p>KP</text:p>
          </table:table-cell>
          <table:covered-table-cell table:style-name="ce19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3" office:value-type="string" calcext:value-type="string">
            <text:p>Fok</text:p>
          </table:table-cell>
          <table:table-cell table:style-name="ce19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9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96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9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80" table:number-columns-repeated="3"/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480"/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3" table:content-validation-name="val204" office:value-type="string" calcext:value-type="string">
            <text:p>Fok</text:p>
          </table:table-cell>
          <table:table-cell table:style-name="ce1973" table:content-validation-name="val204" office:value-type="string" calcext:value-type="string">
            <text:p>Bónusz</text:p>
          </table:table-cell>
          <table:table-cell table:style-name="ce540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1912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540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540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4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540" table:content-validation-name="val5"/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40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73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73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3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73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73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480" table:content-validation-name="val5"/>
          <table:table-cell table:style-name="ce197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8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7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7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7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7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/>
          <table:table-cell table:style-name="ce1967" table:content-validation-name="val5" table:number-columns-repeated="2"/>
          <table:table-cell table:style-name="ce2030" table:content-validation-name="val5"/>
          <table:table-cell table:style-name="ce1987" table:content-validation-name="val5"/>
          <table:table-cell table:style-name="ce203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480" table:content-validation-name="val5"/>
          <table:covered-table-cell table:style-name="ce540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7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75" table:content-validation-name="val5"/>
          <table:table-cell table:style-name="ce1975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75" table:content-validation-name="val5" office:value-type="string" calcext:value-type="string">
            <text:p>Szúró</text:p>
          </table:table-cell>
          <table:table-cell table:style-name="ce1975" table:content-validation-name="val5" office:value-type="string" calcext:value-type="string">
            <text:p>Vágó</text:p>
          </table:table-cell>
          <table:table-cell table:style-name="ce1975" table:content-validation-name="val5" office:value-type="string" calcext:value-type="string">
            <text:p>Zúzó</text:p>
          </table:table-cell>
          <table:table-cell table:style-name="ce1975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3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3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3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3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3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3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3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75" table:content-validation-name="val5" office:value-type="string" calcext:value-type="string">
            <text:p>SFÉ</text:p>
          </table:table-cell>
          <table:table-cell table:style-name="ce197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75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0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7"/>
          <table:table-cell table:style-name="ce203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30"/>
          <table:table-cell table:style-name="ce1987"/>
          <table:table-cell table:style-name="ce203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30"/>
          <table:table-cell table:style-name="ce1987"/>
          <table:table-cell table:style-name="ce203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22"/>
          <table:table-cell table:style-name="ce1967" table:number-columns-repeated="2"/>
          <table:table-cell table:style-name="ce2030"/>
          <table:table-cell table:style-name="ce1987"/>
          <table:table-cell table:style-name="ce2030" table:number-columns-repeated="6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30"/>
          <table:table-cell table:number-columns-repeated="4"/>
          <table:table-cell table:style-name="ce2030" table:number-columns-repeated="3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30" table:number-columns-repeated="3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30" table:number-columns-repeated="3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7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zF__Hátterek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1:36:30.71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2-11T11:37:34.069000000</dc:date>
    <meta:editing-cycles>876</meta:editing-cycles>
    <meta:editing-duration>P8DT11H40M45S</meta:editing-duration>
    <meta:document-statistic meta:table-count="11" meta:cell-count="370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